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8"/>
    <style:style style:name="ce2" style:family="table-cell" style:parent-style-name="Default" style:data-style-name="N100"/>
    <style:style style:name="ce3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4" style:family="table-cell" style:parent-style-name="Default">
      <style:table-cell-properties fo:border-bottom="none" fo:border-left="0.002cm solid #000000" fo:border-right="0.002cm solid #000000" fo:border-top="none"/>
    </style:style>
    <style:style style:name="ce5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6" style:family="table-cell" style:parent-style-name="Default">
      <style:table-cell-properties fo:border-bottom="none" fo:background-color="#cccccc" fo:border-left="0.002cm solid #000000" fo:border-right="0.002cm solid #000000" fo:border-top="0.002cm solid #000000"/>
    </style:style>
    <style:style style:name="ce7" style:family="table-cell" style:parent-style-name="Default">
      <style:table-cell-properties fo:border-bottom="0.002cm solid #000000" fo:background-color="#cccccc" fo:border-left="0.002cm solid #000000" fo:border-right="0.002cm solid #000000" fo:border-top="none"/>
    </style:style>
    <style:style style:name="ce8" style:family="table-cell" style:parent-style-name="Default" style:data-style-name="N108">
      <style:table-cell-properties fo:border-bottom="none" fo:border-left="0.002cm solid #000000" fo:border-right="0.002cm solid #000000" fo:border-top="0.002cm solid #000000"/>
    </style:style>
    <style:style style:name="ce9" style:family="table-cell" style:parent-style-name="Default" style:data-style-name="N108">
      <style:table-cell-properties fo:border-bottom="none" fo:border-left="0.002cm solid #000000" fo:border-right="0.002cm solid #000000" fo:border-top="none"/>
    </style:style>
    <style:style style:name="ce10" style:family="table-cell" style:parent-style-name="Default" style:data-style-name="N108">
      <style:table-cell-properties fo:border-bottom="0.002cm solid #000000" fo:border-left="0.002cm solid #000000" fo:border-right="0.002cm solid #000000" fo:border-top="none"/>
    </style:style>
    <style:style style:name="ce11" style:family="table-cell" style:parent-style-name="Default" style:data-style-name="N108">
      <style:table-cell-properties fo:border-bottom="none" fo:background-color="#cccccc" fo:border-left="0.002cm solid #000000" fo:border-right="0.002cm solid #000000" fo:border-top="0.002cm solid #000000"/>
    </style:style>
    <style:style style:name="ce12" style:family="table-cell" style:parent-style-name="Default">
      <style:table-cell-properties fo:border-bottom="0.002cm solid #000000" fo:background-color="#cccccc" fo:border-left="0.002cm solid #000000" fo:border-right="0.002cm solid #000000" fo:border-top="none"/>
      <style:text-properties style:font-name="Arial" style:font-name-asian="DejaVu Sans" style:font-name-complex="DejaVu Sans"/>
    </style:style>
    <style:style style:name="ce13" style:family="table-cell" style:parent-style-name="Default" style:data-style-name="N108">
      <style:table-cell-properties fo:border-bottom="0.002cm solid #000000" fo:background-color="#cccccc" fo:border-left="0.002cm solid #000000" fo:border-right="0.002cm solid #000000" fo:border-top="none"/>
      <style:text-properties style:font-name="Arial" style:font-name-asian="DejaVu Sans" style:font-name-complex="DejaVu Sans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Negreiros_palhano" table:style-name="ta1" table:print="false"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office:value-type="string">
            <text:p>Instance</text:p>
          </table:table-cell>
          <table:table-cell office:value-type="string">
            <text:p>Valor</text:p>
          </table:table-cell>
          <table:table-cell office:value-type="string">
            <text:p>VNS</text:p>
          </table:table-cell>
          <table:table-cell table:style-name="Default" office:value-type="string">
            <text:p>Tempo (s)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288.99">
            <text:p>17288,99</text:p>
          </table:table-cell>
          <table:table-cell office:value-type="float" office:value="17696.53">
            <text:p>17696,53</text:p>
          </table:table-cell>
          <table:table-cell office:value-type="float" office:value="0.02">
            <text:p>0,02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3370.2">
            <text:p>33370,2</text:p>
          </table:table-cell>
          <table:table-cell office:value-type="float" office:value="33423.44">
            <text:p>33423,44</text:p>
          </table:table-cell>
          <table:table-cell office:value-type="float" office:value="0.02">
            <text:p>0,02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5335.16">
            <text:p>45335,16</text:p>
          </table:table-cell>
          <table:table-cell office:value-type="float" office:value="47985.29">
            <text:p>47985,29</text:p>
          </table:table-cell>
          <table:table-cell office:value-type="float" office:value="0.078">
            <text:p>0,078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0">
            <text:p>0,00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2026.94">
            <text:p>62026,94</text:p>
          </table:table-cell>
          <table:table-cell office:value-type="float" office:value="66689.96">
            <text:p>66689,96</text:p>
          </table:table-cell>
          <table:table-cell office:value-type="float" office:value="0.078">
            <text:p>0,078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</table:table>
      <table:table table:name="Lorena_senne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Problem</text:p>
          </table:table-cell>
          <table:table-cell office:value-type="string">
            <text:p>Size</text:p>
          </table:table-cell>
          <table:table-cell table:style-name="ce2" office:value-type="string">
            <text:p>Bound LSLSH dual</text:p>
          </table:table-cell>
          <table:table-cell table:style-name="ce2" office:value-type="string">
            <text:p>Bound LSLSH primal</text:p>
          </table:table-cell>
          <table:table-cell office:value-type="string">
            <text:p>Time (s)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00x10</text:p>
          </table:table-cell>
          <table:table-cell office:value-type="float" office:value="17252.12">
            <text:p>17252,12</text:p>
          </table:table-cell>
          <table:table-cell office:value-type="float" office:value="17288.99">
            <text:p>17288,99</text:p>
          </table:table-cell>
          <table:table-cell office:value-type="float" office:value="68.62">
            <text:p>68,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0x15</text:p>
          </table:table-cell>
          <table:table-cell office:value-type="float" office:value="33223.66">
            <text:p>33223,66</text:p>
          </table:table-cell>
          <table:table-cell office:value-type="float" office:value="33395.38">
            <text:p>33395,38</text:p>
          </table:table-cell>
          <table:table-cell office:value-type="float" office:value="2083.92">
            <text:p>2083,9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300x25</text:p>
          </table:table-cell>
          <table:table-cell office:value-type="float" office:value="45313.43">
            <text:p>45313,43</text:p>
          </table:table-cell>
          <table:table-cell office:value-type="float" office:value="45364.3">
            <text:p>45364,3</text:p>
          </table:table-cell>
          <table:table-cell office:value-type="float" office:value="2604.92">
            <text:p>2604,9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300x30</text:p>
          </table:table-cell>
          <table:table-cell office:value-type="float" office:value="40634.91">
            <text:p>40634,91</text:p>
          </table:table-cell>
          <table:table-cell office:value-type="float" office:value="40635.9">
            <text:p>40635,9</text:p>
          </table:table-cell>
          <table:table-cell office:value-type="float" office:value="867.68">
            <text:p>867,6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402x30</text:p>
          </table:table-cell>
          <table:table-cell office:value-type="float" office:value="61842.49">
            <text:p>61842,49</text:p>
          </table:table-cell>
          <table:table-cell office:value-type="float" office:value="62000.23">
            <text:p>62000,23</text:p>
          </table:table-cell>
          <table:table-cell office:value-type="float" office:value="27717.11">
            <text:p>27717,1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402x40</text:p>
          </table:table-cell>
          <table:table-cell office:value-type="float" office:value="52396.54">
            <text:p>52396,54</text:p>
          </table:table-cell>
          <table:table-cell office:value-type="float" office:value="52641.79">
            <text:p>52641,79</text:p>
          </table:table-cell>
          <table:table-cell office:value-type="float" office:value="4649.47">
            <text:p>4649,47</text:p>
          </table:table-cell>
        </table:table-row>
      </table:table>
      <table:table table:name="my_results" table:style-name="ta1" table:print="false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style-name="ce3" office:value-type="string">
            <text:p>Problem</text:p>
          </table:table-cell>
          <table:table-cell table:style-name="ce3" office:value-type="string">
            <text:p>Size</text:p>
          </table:table-cell>
          <table:table-cell table:style-name="ce3" office:value-type="string">
            <text:p>Farthest</text:p>
          </table:table-cell>
          <table:table-cell table:style-name="ce3"/>
          <table:table-cell table:style-name="ce3" office:value-type="string">
            <text:p>Density</text:p>
          </table:table-cell>
          <table:table-cell table:style-name="ce3"/>
          <table:table-cell table:style-name="ce3" office:value-type="string">
            <text:p>Hmeans</text:p>
          </table:table-cell>
          <table:table-cell table:style-name="ce3" table:number-columns-repeated="2"/>
          <table:table-cell table:style-name="ce3" office:value-type="string">
            <text:p>Jmeans</text:p>
          </table:table-cell>
          <table:table-cell table:style-name="ce3" table:number-columns-repeated="2"/>
          <table:table-cell/>
        </table:table-row>
        <table:table-row table:style-name="ro1">
          <table:table-cell table:style-name="ce4" table:number-columns-repeated="2"/>
          <table:table-cell table:style-name="ce4" office:value-type="string">
            <text:p>Valor</text:p>
          </table:table-cell>
          <table:table-cell table:style-name="ce4" office:value-type="string">
            <text:p>tempo</text:p>
          </table:table-cell>
          <table:table-cell table:style-name="ce4" office:value-type="string">
            <text:p>Valor</text:p>
          </table:table-cell>
          <table:table-cell table:style-name="ce4" office:value-type="string">
            <text:p>tempo</text:p>
          </table:table-cell>
          <table:table-cell table:style-name="ce4" office:value-type="string">
            <text:p>Valor</text:p>
          </table:table-cell>
          <table:table-cell table:style-name="ce4" office:value-type="string">
            <text:p>tempo</text:p>
          </table:table-cell>
          <table:table-cell table:style-name="ce4" office:value-type="string">
            <text:p>Iterações</text:p>
          </table:table-cell>
          <table:table-cell table:style-name="ce4" office:value-type="string">
            <text:p>Valor</text:p>
          </table:table-cell>
          <table:table-cell table:style-name="ce4" office:value-type="string">
            <text:p>tempo</text:p>
          </table:table-cell>
          <table:table-cell table:style-name="ce4" office:value-type="string">
            <text:p>iterações</text:p>
          </table:table-cell>
          <table:table-cell>
            <draw:frame table:end-cell-address="my_results.Q14" table:end-x="0.392cm" table:end-y="0.312cm" draw:z-index="0" draw:style-name="gr1" svg:width="9.324cm" svg:height="5.283cm" svg:x="0.101cm" svg:y="0.428cm">
              <draw:object draw:notify-on-update-of-ranges="my_results.A13:my_results.A14 my_results.C1:my_results.C1 my_results.C13:my_results.C14 my_results.E1:my_results.E1 my_results.E13:my_results.E14 my_results.G1:my_results.G1 my_results.G13:my_results.G1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office:value-type="string">
            <text:p>100x10</text:p>
          </table:table-cell>
          <table:table-cell table:style-name="ce3" office:value-type="float" office:value="25905">
            <text:p>25905</text:p>
          </table:table-cell>
          <table:table-cell table:style-name="ce8" office:value-type="float" office:value="0.009">
            <text:p>0,009</text:p>
          </table:table-cell>
          <table:table-cell table:style-name="ce3" office:value-type="float" office:value="18193.2">
            <text:p>18193,2</text:p>
          </table:table-cell>
          <table:table-cell table:style-name="ce8" office:value-type="float" office:value="0.085">
            <text:p>0,085</text:p>
          </table:table-cell>
          <table:table-cell table:style-name="ce4" office:value-type="float" office:value="19169.4">
            <text:p>19169,4</text:p>
          </table:table-cell>
          <table:table-cell table:style-name="ce9" office:value-type="float" office:value="0.002">
            <text:p>0,002</text:p>
          </table:table-cell>
          <table:table-cell table:style-name="ce4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8" office:value-type="float" office:value="0">
            <text:p>0,000</text:p>
          </table:table-cell>
          <table:table-cell table:style-name="ce3" office:value-type="float" office:value="0">
            <text:p>0</text:p>
          </table:table-cell>
          <table:table-cell/>
        </table:table-row>
        <table:table-row table:style-name="ro1">
          <table:table-cell table:style-name="ce4" table:number-columns-repeated="3"/>
          <table:table-cell table:style-name="ce9"/>
          <table:table-cell table:style-name="ce4"/>
          <table:table-cell table:style-name="ce9"/>
          <table:table-cell table:style-name="ce4" office:value-type="float" office:value="19520.3">
            <text:p>19520,3</text:p>
          </table:table-cell>
          <table:table-cell table:style-name="ce9" office:value-type="float" office:value="0.006">
            <text:p>0,006</text:p>
          </table:table-cell>
          <table:table-cell table:style-name="ce4" office:value-type="float" office:value="12">
            <text:p>12</text:p>
          </table:table-cell>
          <table:table-cell table:style-name="ce4"/>
          <table:table-cell table:style-name="ce9"/>
          <table:table-cell table:style-name="ce4"/>
          <table:table-cell/>
        </table:table-row>
        <table:table-row table:style-name="ro1">
          <table:table-cell table:style-name="ce4" table:number-columns-repeated="3"/>
          <table:table-cell table:style-name="ce9"/>
          <table:table-cell table:style-name="ce4"/>
          <table:table-cell table:style-name="ce9"/>
          <table:table-cell table:style-name="ce4" office:value-type="float" office:value="19688.6">
            <text:p>19688,6</text:p>
          </table:table-cell>
          <table:table-cell table:style-name="ce9" office:value-type="float" office:value="0.004">
            <text:p>0,004</text:p>
          </table:table-cell>
          <table:table-cell table:style-name="ce4" office:value-type="float" office:value="7">
            <text:p>7</text:p>
          </table:table-cell>
          <table:table-cell table:style-name="ce4"/>
          <table:table-cell table:style-name="ce9"/>
          <table:table-cell table:style-name="ce4"/>
          <table:table-cell/>
        </table:table-row>
        <table:table-row table:style-name="ro1">
          <table:table-cell table:style-name="ce4" table:number-columns-repeated="3"/>
          <table:table-cell table:style-name="ce9"/>
          <table:table-cell table:style-name="ce4"/>
          <table:table-cell table:style-name="ce9"/>
          <table:table-cell table:style-name="ce5" office:value-type="float" office:value="19787.5">
            <text:p>19787,5</text:p>
          </table:table-cell>
          <table:table-cell table:style-name="ce10" office:value-type="float" office:value="0.002">
            <text:p>0,002</text:p>
          </table:table-cell>
          <table:table-cell table:style-name="ce5" office:value-type="float" office:value="5">
            <text:p>5</text:p>
          </table:table-cell>
          <table:table-cell table:style-name="ce4"/>
          <table:table-cell table:style-name="ce9"/>
          <table:table-cell table:style-name="ce4"/>
          <table:table-cell/>
        </table:table-row>
        <table:table-row table:style-name="ro1">
          <table:table-cell table:style-name="ce4" table:number-columns-repeated="3"/>
          <table:table-cell table:style-name="ce9"/>
          <table:table-cell table:style-name="ce4"/>
          <table:table-cell table:style-name="ce9"/>
          <table:table-cell table:style-name="ce4" office:value-type="float" office:value="19908.5">
            <text:p>19908,5</text:p>
          </table:table-cell>
          <table:table-cell table:style-name="ce9" office:value-type="float" office:value="0.441">
            <text:p>0,441</text:p>
          </table:table-cell>
          <table:table-cell table:style-name="ce4" office:value-type="float" office:value="1001">
            <text:p>1001</text:p>
          </table:table-cell>
          <table:table-cell table:style-name="ce4"/>
          <table:table-cell table:style-name="ce9"/>
          <table:table-cell table:style-name="ce4"/>
          <table:table-cell/>
        </table:table-row>
        <table:table-row table:style-name="ro1">
          <table:table-cell table:style-name="ce4" table:number-columns-repeated="3"/>
          <table:table-cell table:style-name="ce9"/>
          <table:table-cell table:style-name="ce4"/>
          <table:table-cell table:style-name="ce9"/>
          <table:table-cell table:style-name="ce4" office:value-type="float" office:value="19969.8">
            <text:p>19969,8</text:p>
          </table:table-cell>
          <table:table-cell table:style-name="ce9" office:value-type="float" office:value="0.002">
            <text:p>0,002</text:p>
          </table:table-cell>
          <table:table-cell table:style-name="ce4" office:value-type="float" office:value="6">
            <text:p>6</text:p>
          </table:table-cell>
          <table:table-cell table:style-name="ce4"/>
          <table:table-cell table:style-name="ce9"/>
          <table:table-cell table:style-name="ce4"/>
          <table:table-cell/>
        </table:table-row>
        <table:table-row table:style-name="ro1">
          <table:table-cell table:style-name="ce4" table:number-columns-repeated="3"/>
          <table:table-cell table:style-name="ce9"/>
          <table:table-cell table:style-name="ce4"/>
          <table:table-cell table:style-name="ce9"/>
          <table:table-cell table:style-name="ce4" office:value-type="float" office:value="19989.9">
            <text:p>19989,9</text:p>
          </table:table-cell>
          <table:table-cell table:style-name="ce9" office:value-type="float" office:value="0.002">
            <text:p>0,002</text:p>
          </table:table-cell>
          <table:table-cell table:style-name="ce4" office:value-type="float" office:value="5">
            <text:p>5</text:p>
          </table:table-cell>
          <table:table-cell table:style-name="ce4"/>
          <table:table-cell table:style-name="ce9"/>
          <table:table-cell table:style-name="ce4"/>
          <table:table-cell/>
        </table:table-row>
        <table:table-row table:style-name="ro1">
          <table:table-cell table:style-name="ce4" table:number-columns-repeated="3"/>
          <table:table-cell table:style-name="ce9"/>
          <table:table-cell table:style-name="ce4"/>
          <table:table-cell table:style-name="ce9"/>
          <table:table-cell table:style-name="ce4" office:value-type="float" office:value="20385.4">
            <text:p>20385,4</text:p>
          </table:table-cell>
          <table:table-cell table:style-name="ce9" office:value-type="float" office:value="0.002">
            <text:p>0,002</text:p>
          </table:table-cell>
          <table:table-cell table:style-name="ce4" office:value-type="float" office:value="5">
            <text:p>5</text:p>
          </table:table-cell>
          <table:table-cell table:style-name="ce4"/>
          <table:table-cell table:style-name="ce9"/>
          <table:table-cell table:style-name="ce4"/>
          <table:table-cell/>
        </table:table-row>
        <table:table-row table:style-name="ro1">
          <table:table-cell table:style-name="ce4" table:number-columns-repeated="3"/>
          <table:table-cell table:style-name="ce9"/>
          <table:table-cell table:style-name="ce4"/>
          <table:table-cell table:style-name="ce9"/>
          <table:table-cell table:style-name="ce4" office:value-type="float" office:value="20862.4">
            <text:p>20862,4</text:p>
          </table:table-cell>
          <table:table-cell table:style-name="ce9" office:value-type="float" office:value="0.003">
            <text:p>0,003</text:p>
          </table:table-cell>
          <table:table-cell table:style-name="ce4" office:value-type="float" office:value="6">
            <text:p>6</text:p>
          </table:table-cell>
          <table:table-cell table:style-name="ce4"/>
          <table:table-cell table:style-name="ce9"/>
          <table:table-cell table:style-name="ce4"/>
          <table:table-cell/>
        </table:table-row>
        <table:table-row table:style-name="ro1">
          <table:table-cell table:style-name="ce5" table:number-columns-repeated="3"/>
          <table:table-cell table:style-name="ce10"/>
          <table:table-cell table:style-name="ce5"/>
          <table:table-cell table:style-name="ce10"/>
          <table:table-cell table:style-name="ce3" office:value-type="float" office:value="21384.2">
            <text:p>21384,2</text:p>
          </table:table-cell>
          <table:table-cell table:style-name="ce8" office:value-type="float" office:value="0.004">
            <text:p>0,004</text:p>
          </table:table-cell>
          <table:table-cell table:style-name="ce3" office:value-type="float" office:value="9">
            <text:p>9</text:p>
          </table:table-cell>
          <table:table-cell table:style-name="ce5"/>
          <table:table-cell table:style-name="ce10"/>
          <table:table-cell table:style-name="ce5"/>
          <table:table-cell/>
        </table:table-row>
        <table:table-row table:style-name="ro1">
          <table:table-cell table:style-name="ce6" office:value-type="string">
            <text:p>Médias</text:p>
          </table:table-cell>
          <table:table-cell table:style-name="ce6"/>
          <table:table-cell table:style-name="ce6" table:formula="of:=[.C3]" office:value-type="float" office:value="25905">
            <text:p>25905</text:p>
          </table:table-cell>
          <table:table-cell table:style-name="ce6" table:formula="of:=[.D3]" office:value-type="float" office:value="0.009">
            <text:p>0,01</text:p>
          </table:table-cell>
          <table:table-cell table:style-name="ce6" table:formula="of:=[.E3]" office:value-type="float" office:value="18193.2">
            <text:p>18193,2</text:p>
          </table:table-cell>
          <table:table-cell table:style-name="ce11" table:formula="of:=[.F3]" office:value-type="float" office:value="0.085">
            <text:p>0,085</text:p>
          </table:table-cell>
          <table:table-cell table:style-name="ce6" table:formula="of:=MEDIAN([.G3:.G12])" office:value-type="float" office:value="19939.15">
            <text:p>19939,15</text:p>
          </table:table-cell>
          <table:table-cell table:style-name="ce11" table:formula="of:=MEDIAN([.H3:.H12])" office:value-type="float" office:value="0.0025">
            <text:p>0,003</text:p>
          </table:table-cell>
          <table:table-cell table:style-name="ce6" table:formula="of:=MEDIAN([.I3:.I12])" office:value-type="float" office:value="6">
            <text:p>6</text:p>
          </table:table-cell>
          <table:table-cell table:style-name="ce6" table:formula="of:=MEDIAN([.J3:.J12])" office:value-type="float" office:value="0">
            <text:p>0</text:p>
          </table:table-cell>
          <table:table-cell table:style-name="ce6" table:formula="of:=MEDIAN([.K3:.K12])" office:value-type="float" office:value="0">
            <text:p>0</text:p>
          </table:table-cell>
          <table:table-cell table:style-name="ce6" table:formula="of:=MEDIAN([.L3:.L12])" office:value-type="float" office:value="0">
            <text:p>0</text:p>
          </table:table-cell>
          <table:table-cell/>
        </table:table-row>
        <table:table-row table:style-name="ro1">
          <table:table-cell table:style-name="ce7" office:value-type="string">
            <text:p>Min</text:p>
          </table:table-cell>
          <table:table-cell table:style-name="ce7"/>
          <table:table-cell table:style-name="ce6" table:formula="of:=[.C3]" office:value-type="float" office:value="25905">
            <text:p>25905</text:p>
          </table:table-cell>
          <table:table-cell table:style-name="ce6" table:formula="of:=[.D3]" office:value-type="float" office:value="0.009">
            <text:p>0,01</text:p>
          </table:table-cell>
          <table:table-cell table:style-name="ce6" table:formula="of:=[.E3]" office:value-type="float" office:value="18193.2">
            <text:p>18193,2</text:p>
          </table:table-cell>
          <table:table-cell table:style-name="ce11" table:formula="of:=[.F3]" office:value-type="float" office:value="0.085">
            <text:p>0,085</text:p>
          </table:table-cell>
          <table:table-cell table:style-name="ce12" table:formula="of:=MIN([.G3:.G12])" office:value-type="float" office:value="19169.4">
            <text:p>19169,4</text:p>
          </table:table-cell>
          <table:table-cell table:style-name="ce13" table:formula="of:=[.H3]" office:value-type="float" office:value="0.002">
            <text:p>0,002</text:p>
          </table:table-cell>
          <table:table-cell table:style-name="ce12" table:formula="of:=[.I3]" office:value-type="float" office:value="4">
            <text:p>4</text:p>
          </table:table-cell>
          <table:table-cell table:style-name="ce12" table:formula="of:=MIN([.J3:.J12])" office:value-type="float" office:value="0">
            <text:p>0</text:p>
          </table:table-cell>
          <table:table-cell table:style-name="ce12" table:formula="of:=MIN([.K3:.K12])" office:value-type="float" office:value="0">
            <text:p>0</text:p>
          </table:table-cell>
          <table:table-cell table:style-name="ce12" table:formula="of:=MIN([.L3:.L12])" office:value-type="float" office:value="0">
            <text:p>0</text:p>
          </table:table-cell>
          <table:table-cell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0x15</text:p>
          </table:table-cell>
          <table:table-cell table:style-name="ce3" office:value-type="float" office:value="52121.3">
            <text:p>52121,3</text:p>
          </table:table-cell>
          <table:table-cell table:style-name="ce8" office:value-type="float" office:value="0.03">
            <text:p>0,030</text:p>
          </table:table-cell>
          <table:table-cell table:style-name="ce3" office:value-type="float" office:value="34520.4">
            <text:p>34520,4</text:p>
          </table:table-cell>
          <table:table-cell table:style-name="ce8" office:value-type="float" office:value="0.393">
            <text:p>0,393</text:p>
          </table:table-cell>
          <table:table-cell table:style-name="ce4" office:value-type="float" office:value="35179.5">
            <text:p>35179,5</text:p>
          </table:table-cell>
          <table:table-cell table:style-name="ce9" office:value-type="float" office:value="0.003">
            <text:p>0,003</text:p>
          </table:table-cell>
          <table:table-cell table:style-name="ce4" office:value-type="float" office:value="3">
            <text:p>3</text:p>
          </table:table-cell>
          <table:table-cell table:style-name="ce3" office:value-type="float" office:value="34591.2">
            <text:p>34591,2</text:p>
          </table:table-cell>
          <table:table-cell table:style-name="ce8" office:value-type="float" office:value="3.002">
            <text:p>3,002</text:p>
          </table:table-cell>
          <table:table-cell table:style-name="ce3" office:value-type="float" office:value="11">
            <text:p>11</text:p>
          </table:table-cell>
          <table:table-cell/>
        </table:table-row>
        <table:table-row table:style-name="ro1">
          <table:table-cell table:style-name="ce4" table:number-columns-repeated="3"/>
          <table:table-cell table:style-name="ce9"/>
          <table:table-cell table:style-name="ce4"/>
          <table:table-cell table:style-name="ce9"/>
          <table:table-cell table:style-name="ce4" office:value-type="float" office:value="35686.5">
            <text:p>35686,5</text:p>
          </table:table-cell>
          <table:table-cell table:style-name="ce9" office:value-type="float" office:value="0.012">
            <text:p>0,012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34805.4">
            <text:p>34805,4</text:p>
          </table:table-cell>
          <table:table-cell table:style-name="ce9" office:value-type="float" office:value="5.752">
            <text:p>5,752</text:p>
          </table:table-cell>
          <table:table-cell table:style-name="ce4" office:value-type="float" office:value="19">
            <text:p>19</text:p>
          </table:table-cell>
          <table:table-cell>
            <draw:frame table:end-cell-address="my_results.Q26" table:end-x="0.139cm" table:end-y="0.383cm" draw:z-index="1" draw:style-name="gr1" svg:width="9.171cm" svg:height="4.881cm" svg:x="0.001cm" svg:y="0cm">
              <draw:object draw:notify-on-update-of-ranges="my_results.A25:my_results.A26 my_results.C1:my_results.C1 my_results.C25:my_results.C26 my_results.E1:my_results.E1 my_results.E25:my_results.E26 my_results.G1:my_results.G1 my_results.G25:my_results.G26 my_results.J1:my_results.J1 my_results.J25:my_results.J2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table:style-name="ce4" table:number-columns-repeated="3"/>
          <table:table-cell table:style-name="ce9"/>
          <table:table-cell table:style-name="ce4"/>
          <table:table-cell table:style-name="ce9"/>
          <table:table-cell table:style-name="ce4" office:value-type="float" office:value="35876.1">
            <text:p>35876,1</text:p>
          </table:table-cell>
          <table:table-cell table:style-name="ce9" office:value-type="float" office:value="0.009">
            <text:p>0,009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35458.6">
            <text:p>35458,6</text:p>
          </table:table-cell>
          <table:table-cell table:style-name="ce9" office:value-type="float" office:value="4.446">
            <text:p>4,446</text:p>
          </table:table-cell>
          <table:table-cell table:style-name="ce4" office:value-type="float" office:value="14">
            <text:p>14</text:p>
          </table:table-cell>
          <table:table-cell/>
        </table:table-row>
        <table:table-row table:style-name="ro1">
          <table:table-cell table:style-name="ce4" table:number-columns-repeated="3"/>
          <table:table-cell table:style-name="ce9"/>
          <table:table-cell table:style-name="ce4"/>
          <table:table-cell table:style-name="ce9"/>
          <table:table-cell table:style-name="ce4" office:value-type="float" office:value="35974.3">
            <text:p>35974,3</text:p>
          </table:table-cell>
          <table:table-cell table:style-name="ce9" office:value-type="float" office:value="0.004">
            <text:p>0,004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5543.8">
            <text:p>35543,8</text:p>
          </table:table-cell>
          <table:table-cell table:style-name="ce9" office:value-type="float" office:value="4.074">
            <text:p>4,074</text:p>
          </table:table-cell>
          <table:table-cell table:style-name="ce4" office:value-type="float" office:value="13">
            <text:p>13</text:p>
          </table:table-cell>
          <table:table-cell/>
        </table:table-row>
        <table:table-row table:style-name="ro1">
          <table:table-cell table:style-name="ce4" table:number-columns-repeated="3"/>
          <table:table-cell table:style-name="ce9"/>
          <table:table-cell table:style-name="ce4"/>
          <table:table-cell table:style-name="ce9"/>
          <table:table-cell table:style-name="ce4" office:value-type="float" office:value="36178.4">
            <text:p>36178,4</text:p>
          </table:table-cell>
          <table:table-cell table:style-name="ce9" office:value-type="float" office:value="0.009">
            <text:p>0,009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35724.9">
            <text:p>35724,9</text:p>
          </table:table-cell>
          <table:table-cell table:style-name="ce9" office:value-type="float" office:value="5.072">
            <text:p>5,072</text:p>
          </table:table-cell>
          <table:table-cell table:style-name="ce4" office:value-type="float" office:value="17">
            <text:p>17</text:p>
          </table:table-cell>
          <table:table-cell/>
        </table:table-row>
        <table:table-row table:style-name="ro1">
          <table:table-cell table:style-name="ce4" table:number-columns-repeated="3"/>
          <table:table-cell table:style-name="ce9"/>
          <table:table-cell table:style-name="ce4"/>
          <table:table-cell table:style-name="ce9"/>
          <table:table-cell table:style-name="ce5" office:value-type="float" office:value="36513.9">
            <text:p>36513,9</text:p>
          </table:table-cell>
          <table:table-cell table:style-name="ce10" office:value-type="float" office:value="0.006">
            <text:p>0,006</text:p>
          </table:table-cell>
          <table:table-cell table:style-name="ce5" office:value-type="float" office:value="5">
            <text:p>5</text:p>
          </table:table-cell>
          <table:table-cell table:style-name="ce4" office:value-type="float" office:value="35853">
            <text:p>35853</text:p>
          </table:table-cell>
          <table:table-cell table:style-name="ce9" office:value-type="float" office:value="6.537">
            <text:p>6,537</text:p>
          </table:table-cell>
          <table:table-cell table:style-name="ce4" office:value-type="float" office:value="21">
            <text:p>21</text:p>
          </table:table-cell>
          <table:table-cell/>
        </table:table-row>
        <table:table-row table:style-name="ro1">
          <table:table-cell table:style-name="ce4" table:number-columns-repeated="3"/>
          <table:table-cell table:style-name="ce9"/>
          <table:table-cell table:style-name="ce4"/>
          <table:table-cell table:style-name="ce9"/>
          <table:table-cell table:style-name="ce4" office:value-type="float" office:value="37308.2">
            <text:p>37308,2</text:p>
          </table:table-cell>
          <table:table-cell table:style-name="ce9" office:value-type="float" office:value="0.004">
            <text:p>0,004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6092.8">
            <text:p>36092,8</text:p>
          </table:table-cell>
          <table:table-cell table:style-name="ce9" office:value-type="float" office:value="4.733">
            <text:p>4,733</text:p>
          </table:table-cell>
          <table:table-cell table:style-name="ce4" office:value-type="float" office:value="15">
            <text:p>15</text:p>
          </table:table-cell>
          <table:table-cell/>
        </table:table-row>
        <table:table-row table:style-name="ro1">
          <table:table-cell table:style-name="ce4" table:number-columns-repeated="3"/>
          <table:table-cell table:style-name="ce9"/>
          <table:table-cell table:style-name="ce4"/>
          <table:table-cell table:style-name="ce9"/>
          <table:table-cell table:style-name="ce4" office:value-type="float" office:value="37496.3">
            <text:p>37496,3</text:p>
          </table:table-cell>
          <table:table-cell table:style-name="ce9" office:value-type="float" office:value="0.008">
            <text:p>0,008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6419.9">
            <text:p>36419,9</text:p>
          </table:table-cell>
          <table:table-cell table:style-name="ce9" office:value-type="float" office:value="5.03">
            <text:p>5,030</text:p>
          </table:table-cell>
          <table:table-cell table:style-name="ce4" office:value-type="float" office:value="15">
            <text:p>15</text:p>
          </table:table-cell>
          <table:table-cell/>
        </table:table-row>
        <table:table-row table:style-name="ro1">
          <table:table-cell table:style-name="ce4" table:number-columns-repeated="3"/>
          <table:table-cell table:style-name="ce9"/>
          <table:table-cell table:style-name="ce4"/>
          <table:table-cell table:style-name="ce9"/>
          <table:table-cell table:style-name="ce3" office:value-type="float" office:value="38255">
            <text:p>38255</text:p>
          </table:table-cell>
          <table:table-cell table:style-name="ce8" office:value-type="float" office:value="0.005">
            <text:p>0,005</text:p>
          </table:table-cell>
          <table:table-cell table:style-name="ce3" office:value-type="float" office:value="4">
            <text:p>4</text:p>
          </table:table-cell>
          <table:table-cell table:style-name="ce5" office:value-type="float" office:value="37457.3">
            <text:p>37457,3</text:p>
          </table:table-cell>
          <table:table-cell table:style-name="ce10" office:value-type="float" office:value="4.891">
            <text:p>4,891</text:p>
          </table:table-cell>
          <table:table-cell table:style-name="ce5" office:value-type="float" office:value="14">
            <text:p>14</text:p>
          </table:table-cell>
          <table:table-cell/>
        </table:table-row>
        <table:table-row table:style-name="ro1">
          <table:table-cell table:style-name="ce5" table:number-columns-repeated="3"/>
          <table:table-cell table:style-name="ce10"/>
          <table:table-cell table:style-name="ce5"/>
          <table:table-cell table:style-name="ce10"/>
          <table:table-cell table:style-name="ce4" office:value-type="float" office:value="39208.7">
            <text:p>39208,7</text:p>
          </table:table-cell>
          <table:table-cell table:style-name="ce9" office:value-type="float" office:value="0.007">
            <text:p>0,007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9149">
            <text:p>39149</text:p>
          </table:table-cell>
          <table:table-cell table:style-name="ce9" office:value-type="float" office:value="2.93">
            <text:p>2,930</text:p>
          </table:table-cell>
          <table:table-cell table:style-name="ce4" office:value-type="float" office:value="10">
            <text:p>10</text:p>
          </table:table-cell>
          <table:table-cell/>
        </table:table-row>
        <table:table-row table:style-name="ro1">
          <table:table-cell table:style-name="ce6" office:value-type="string">
            <text:p>Médias</text:p>
          </table:table-cell>
          <table:table-cell table:style-name="ce6"/>
          <table:table-cell table:style-name="ce6" table:formula="of:=[.C15]" office:value-type="float" office:value="52121.3">
            <text:p>52121,3</text:p>
          </table:table-cell>
          <table:table-cell table:style-name="ce6" table:formula="of:=[.D15]" office:value-type="float" office:value="0.03">
            <text:p>0,03</text:p>
          </table:table-cell>
          <table:table-cell table:style-name="ce6" table:formula="of:=[.E15]" office:value-type="float" office:value="34520.4">
            <text:p>34520,4</text:p>
          </table:table-cell>
          <table:table-cell table:style-name="ce11" table:formula="of:=[.F15]" office:value-type="float" office:value="0.393">
            <text:p>0,393</text:p>
          </table:table-cell>
          <table:table-cell table:style-name="ce6" table:formula="of:=MEDIAN([.G15:.G24])" office:value-type="float" office:value="36346.15">
            <text:p>36346,15</text:p>
          </table:table-cell>
          <table:table-cell table:style-name="ce11" table:formula="of:=MEDIAN([.H15:.H24])" office:value-type="float" office:value="0.0065">
            <text:p>0,007</text:p>
          </table:table-cell>
          <table:table-cell table:style-name="ce6" table:formula="of:=MEDIAN([.I15:.I24])" office:value-type="float" office:value="5.5">
            <text:p>5,5</text:p>
          </table:table-cell>
          <table:table-cell table:style-name="ce6" table:formula="of:=MEDIAN([.J15:.J24])" office:value-type="float" office:value="35788.95">
            <text:p>35788,95</text:p>
          </table:table-cell>
          <table:table-cell table:style-name="ce6" table:formula="of:=MEDIAN([.K15:.K24])" office:value-type="float" office:value="4.812">
            <text:p>4,81</text:p>
          </table:table-cell>
          <table:table-cell table:style-name="ce6" table:formula="of:=MEDIAN([.L15:.L24])" office:value-type="float" office:value="14.5">
            <text:p>14,5</text:p>
          </table:table-cell>
          <table:table-cell/>
        </table:table-row>
        <table:table-row table:style-name="ro1">
          <table:table-cell table:style-name="ce7" office:value-type="string">
            <text:p>Min</text:p>
          </table:table-cell>
          <table:table-cell table:style-name="ce7"/>
          <table:table-cell table:style-name="ce7" table:formula="of:=[.C15]" office:value-type="float" office:value="52121.3">
            <text:p>52121,3</text:p>
          </table:table-cell>
          <table:table-cell table:style-name="ce7" table:formula="of:=[.D15]" office:value-type="float" office:value="0.03">
            <text:p>0,03</text:p>
          </table:table-cell>
          <table:table-cell table:style-name="ce7" table:formula="of:=[.E15]" office:value-type="float" office:value="34520.4">
            <text:p>34520,4</text:p>
          </table:table-cell>
          <table:table-cell table:style-name="ce11" table:formula="of:=[.F15]" office:value-type="float" office:value="0.393">
            <text:p>0,393</text:p>
          </table:table-cell>
          <table:table-cell table:style-name="ce12" table:formula="of:=MIN([.G15:.G24])" office:value-type="float" office:value="35179.5">
            <text:p>35179,5</text:p>
          </table:table-cell>
          <table:table-cell table:style-name="ce13" table:formula="of:=[.H15]" office:value-type="float" office:value="0.003">
            <text:p>0,003</text:p>
          </table:table-cell>
          <table:table-cell table:style-name="ce12" table:formula="of:=[.I15]" office:value-type="float" office:value="3">
            <text:p>3</text:p>
          </table:table-cell>
          <table:table-cell table:style-name="ce12" table:formula="of:=MIN([.J15:.J24])" office:value-type="float" office:value="34591.2">
            <text:p>34591,2</text:p>
          </table:table-cell>
          <table:table-cell table:style-name="ce13" table:formula="of:=[.K15]" office:value-type="float" office:value="3.002">
            <text:p>3,002</text:p>
          </table:table-cell>
          <table:table-cell table:style-name="ce12" table:formula="of:=[.L15]" office:value-type="float" office:value="11">
            <text:p>11</text:p>
          </table:table-cell>
          <table:table-cell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4" office:value-type="string">
            <text:p>300x25</text:p>
          </table:table-cell>
          <table:table-cell table:style-name="ce4" office:value-type="float" office:value="76345.3">
            <text:p>76345,3</text:p>
          </table:table-cell>
          <table:table-cell table:style-name="ce9" office:value-type="float" office:value="0.036">
            <text:p>0,036</text:p>
          </table:table-cell>
          <table:table-cell table:style-name="ce4" office:value-type="float" office:value="47976.7">
            <text:p>47976,7</text:p>
          </table:table-cell>
          <table:table-cell table:style-name="ce9" office:value-type="float" office:value="1.678">
            <text:p>1,678</text:p>
          </table:table-cell>
          <table:table-cell table:style-name="ce4" office:value-type="float" office:value="49231.8">
            <text:p>49231,8</text:p>
          </table:table-cell>
          <table:table-cell table:style-name="ce9" office:value-type="float" office:value="0.013">
            <text:p>0,013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48140.4">
            <text:p>48140,4</text:p>
          </table:table-cell>
          <table:table-cell table:style-name="ce9" office:value-type="float" office:value="28.983">
            <text:p>28,983</text:p>
          </table:table-cell>
          <table:table-cell table:style-name="ce4" office:value-type="float" office:value="20">
            <text:p>20</text:p>
          </table:table-cell>
          <table:table-cell/>
        </table:table-row>
        <table:table-row table:style-name="ro1">
          <table:table-cell table:style-name="ce4" table:number-columns-repeated="3"/>
          <table:table-cell table:style-name="ce9"/>
          <table:table-cell table:style-name="ce4"/>
          <table:table-cell table:style-name="ce9"/>
          <table:table-cell table:style-name="ce4" office:value-type="float" office:value="49926.9">
            <text:p>49926,9</text:p>
          </table:table-cell>
          <table:table-cell table:style-name="ce9" office:value-type="float" office:value="0.014">
            <text:p>0,014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48492.3">
            <text:p>48492,3</text:p>
          </table:table-cell>
          <table:table-cell table:style-name="ce9" office:value-type="float" office:value="26.769">
            <text:p>26,769</text:p>
          </table:table-cell>
          <table:table-cell table:style-name="ce4" office:value-type="float" office:value="20">
            <text:p>20</text:p>
          </table:table-cell>
          <table:table-cell>
            <draw:frame table:end-cell-address="my_results.Q38" table:end-x="0.14cm" table:end-y="0.383cm" draw:z-index="2" draw:style-name="gr1" svg:width="9.171cm" svg:height="4.881cm" svg:x="0.002cm" svg:y="0.001cm">
              <draw:object draw:notify-on-update-of-ranges="my_results.A37:my_results.A38 my_results.C1:my_results.C1 my_results.C37:my_results.C38 my_results.E1:my_results.E1 my_results.E37:my_results.E38 my_results.G1:my_results.G1 my_results.G37:my_results.G38 my_results.J1:my_results.J1 my_results.J37:my_results.J38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table:style-name="ce4" table:number-columns-repeated="3"/>
          <table:table-cell table:style-name="ce9"/>
          <table:table-cell table:style-name="ce4"/>
          <table:table-cell table:style-name="ce9"/>
          <table:table-cell table:style-name="ce4" office:value-type="float" office:value="50064.4">
            <text:p>50064,4</text:p>
          </table:table-cell>
          <table:table-cell table:style-name="ce9" office:value-type="float" office:value="0.022">
            <text:p>0,022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49383.4">
            <text:p>49383,4</text:p>
          </table:table-cell>
          <table:table-cell table:style-name="ce9" office:value-type="float" office:value="44.696">
            <text:p>44,696</text:p>
          </table:table-cell>
          <table:table-cell table:style-name="ce4" office:value-type="float" office:value="30">
            <text:p>30</text:p>
          </table:table-cell>
          <table:table-cell/>
        </table:table-row>
        <table:table-row table:style-name="ro1">
          <table:table-cell table:style-name="ce4" table:number-columns-repeated="3"/>
          <table:table-cell table:style-name="ce9"/>
          <table:table-cell table:style-name="ce4"/>
          <table:table-cell table:style-name="ce9"/>
          <table:table-cell table:style-name="ce4" office:value-type="float" office:value="50078.8">
            <text:p>50078,8</text:p>
          </table:table-cell>
          <table:table-cell table:style-name="ce9" office:value-type="float" office:value="0.009">
            <text:p>0,009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9653.4">
            <text:p>49653,4</text:p>
          </table:table-cell>
          <table:table-cell table:style-name="ce9" office:value-type="float" office:value="31.434">
            <text:p>31,434</text:p>
          </table:table-cell>
          <table:table-cell table:style-name="ce4" office:value-type="float" office:value="19">
            <text:p>19</text:p>
          </table:table-cell>
          <table:table-cell/>
        </table:table-row>
        <table:table-row table:style-name="ro1">
          <table:table-cell table:style-name="ce4" table:number-columns-repeated="3"/>
          <table:table-cell table:style-name="ce9"/>
          <table:table-cell table:style-name="ce4"/>
          <table:table-cell table:style-name="ce9"/>
          <table:table-cell table:style-name="ce4" office:value-type="float" office:value="50216.7">
            <text:p>50216,7</text:p>
          </table:table-cell>
          <table:table-cell table:style-name="ce9" office:value-type="float" office:value="0.013">
            <text:p>0,013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49798.9">
            <text:p>49798,9</text:p>
          </table:table-cell>
          <table:table-cell table:style-name="ce9" office:value-type="float" office:value="26.224">
            <text:p>26,224</text:p>
          </table:table-cell>
          <table:table-cell table:style-name="ce4" office:value-type="float" office:value="18">
            <text:p>18</text:p>
          </table:table-cell>
          <table:table-cell/>
        </table:table-row>
        <table:table-row table:style-name="ro1">
          <table:table-cell table:style-name="ce4" table:number-columns-repeated="3"/>
          <table:table-cell table:style-name="ce9"/>
          <table:table-cell table:style-name="ce4"/>
          <table:table-cell table:style-name="ce9"/>
          <table:table-cell table:style-name="ce5" office:value-type="float" office:value="50487.6">
            <text:p>50487,6</text:p>
          </table:table-cell>
          <table:table-cell table:style-name="ce10" office:value-type="float" office:value="0.01">
            <text:p>0,010</text:p>
          </table:table-cell>
          <table:table-cell table:style-name="ce5" office:value-type="float" office:value="5">
            <text:p>5</text:p>
          </table:table-cell>
          <table:table-cell table:style-name="ce4" office:value-type="float" office:value="49933.2">
            <text:p>49933,2</text:p>
          </table:table-cell>
          <table:table-cell table:style-name="ce9" office:value-type="float" office:value="30.639">
            <text:p>30,639</text:p>
          </table:table-cell>
          <table:table-cell table:style-name="ce4" office:value-type="float" office:value="21">
            <text:p>21</text:p>
          </table:table-cell>
          <table:table-cell/>
        </table:table-row>
        <table:table-row table:style-name="ro1">
          <table:table-cell table:style-name="ce4" table:number-columns-repeated="3"/>
          <table:table-cell table:style-name="ce9"/>
          <table:table-cell table:style-name="ce4"/>
          <table:table-cell table:style-name="ce9"/>
          <table:table-cell table:style-name="ce4" office:value-type="float" office:value="50603.4">
            <text:p>50603,4</text:p>
          </table:table-cell>
          <table:table-cell table:style-name="ce9" office:value-type="float" office:value="0.009">
            <text:p>0,009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51265.4">
            <text:p>51265,4</text:p>
          </table:table-cell>
          <table:table-cell table:style-name="ce9" office:value-type="float" office:value="22.851">
            <text:p>22,851</text:p>
          </table:table-cell>
          <table:table-cell table:style-name="ce4" office:value-type="float" office:value="14">
            <text:p>14</text:p>
          </table:table-cell>
          <table:table-cell/>
        </table:table-row>
        <table:table-row table:style-name="ro1">
          <table:table-cell table:style-name="ce4" table:number-columns-repeated="3"/>
          <table:table-cell table:style-name="ce9"/>
          <table:table-cell table:style-name="ce4"/>
          <table:table-cell table:style-name="ce9"/>
          <table:table-cell table:style-name="ce4" office:value-type="float" office:value="51299.4">
            <text:p>51299,4</text:p>
          </table:table-cell>
          <table:table-cell table:style-name="ce9" office:value-type="float" office:value="0.013">
            <text:p>0,013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53664.8">
            <text:p>53664,8</text:p>
          </table:table-cell>
          <table:table-cell table:style-name="ce9" office:value-type="float" office:value="14.828">
            <text:p>14,828</text:p>
          </table:table-cell>
          <table:table-cell table:style-name="ce4" office:value-type="float" office:value="10">
            <text:p>10</text:p>
          </table:table-cell>
          <table:table-cell/>
        </table:table-row>
        <table:table-row table:style-name="ro1">
          <table:table-cell table:style-name="ce4" table:number-columns-repeated="3"/>
          <table:table-cell table:style-name="ce9"/>
          <table:table-cell table:style-name="ce4"/>
          <table:table-cell table:style-name="ce9"/>
          <table:table-cell table:style-name="ce4" office:value-type="float" office:value="51566.9">
            <text:p>51566,9</text:p>
          </table:table-cell>
          <table:table-cell table:style-name="ce9" office:value-type="float" office:value="0.036">
            <text:p>0,036</text:p>
          </table:table-cell>
          <table:table-cell table:style-name="ce4" office:value-type="float" office:value="10">
            <text:p>10</text:p>
          </table:table-cell>
          <table:table-cell table:style-name="ce4"/>
          <table:table-cell table:style-name="ce9"/>
          <table:table-cell table:style-name="ce4"/>
          <table:table-cell/>
        </table:table-row>
        <table:table-row table:style-name="ro1">
          <table:table-cell table:style-name="ce5" table:number-columns-repeated="3"/>
          <table:table-cell table:style-name="ce10"/>
          <table:table-cell table:style-name="ce5"/>
          <table:table-cell table:style-name="ce10"/>
          <table:table-cell table:style-name="ce4" office:value-type="float" office:value="53040.8">
            <text:p>53040,8</text:p>
          </table:table-cell>
          <table:table-cell table:style-name="ce9" office:value-type="float" office:value="0.009">
            <text:p>0,009</text:p>
          </table:table-cell>
          <table:table-cell table:style-name="ce4" office:value-type="float" office:value="5">
            <text:p>5</text:p>
          </table:table-cell>
          <table:table-cell table:style-name="ce5"/>
          <table:table-cell table:style-name="ce10"/>
          <table:table-cell table:style-name="ce5"/>
          <table:table-cell/>
        </table:table-row>
        <table:table-row table:style-name="ro1">
          <table:table-cell table:style-name="ce6" office:value-type="string">
            <text:p>Médias</text:p>
          </table:table-cell>
          <table:table-cell table:style-name="ce6"/>
          <table:table-cell table:style-name="ce6" table:formula="of:=[.C27]" office:value-type="float" office:value="76345.3">
            <text:p>76345,3</text:p>
          </table:table-cell>
          <table:table-cell table:style-name="ce6" table:formula="of:=[.D27]" office:value-type="float" office:value="0.036">
            <text:p>0,04</text:p>
          </table:table-cell>
          <table:table-cell table:style-name="ce6" table:formula="of:=[.E27]" office:value-type="float" office:value="47976.7">
            <text:p>47976,7</text:p>
          </table:table-cell>
          <table:table-cell table:style-name="ce11" table:formula="of:=[.F27]" office:value-type="float" office:value="1.678">
            <text:p>1,678</text:p>
          </table:table-cell>
          <table:table-cell table:style-name="ce6" table:formula="of:=MEDIAN([.G27:.G36])" office:value-type="float" office:value="50352.15">
            <text:p>50352,15</text:p>
          </table:table-cell>
          <table:table-cell table:style-name="ce11" table:formula="of:=MEDIAN([.H27:.H36])" office:value-type="float" office:value="0.013">
            <text:p>0,013</text:p>
          </table:table-cell>
          <table:table-cell table:style-name="ce6" table:formula="of:=MEDIAN([.I27:.I36])" office:value-type="float" office:value="6.5">
            <text:p>6,5</text:p>
          </table:table-cell>
          <table:table-cell table:style-name="ce6" table:formula="of:=MEDIAN([.J27:.J34])" office:value-type="float" office:value="49726.15">
            <text:p>49726,15</text:p>
          </table:table-cell>
          <table:table-cell table:style-name="ce11" table:formula="of:=MEDIAN([.K27:.K34])" office:value-type="float" office:value="27.876">
            <text:p>27,876</text:p>
          </table:table-cell>
          <table:table-cell table:style-name="ce6" table:formula="of:=MEDIAN([.L27:.L34])" office:value-type="float" office:value="19.5">
            <text:p>19,5</text:p>
          </table:table-cell>
          <table:table-cell/>
        </table:table-row>
        <table:table-row table:style-name="ro1">
          <table:table-cell table:style-name="ce7" office:value-type="string">
            <text:p>Min</text:p>
          </table:table-cell>
          <table:table-cell table:style-name="ce7"/>
          <table:table-cell table:style-name="ce6" table:formula="of:=[.C27]" office:value-type="float" office:value="76345.3">
            <text:p>76345,3</text:p>
          </table:table-cell>
          <table:table-cell table:style-name="ce6" table:formula="of:=[.D27]" office:value-type="float" office:value="0.036">
            <text:p>0,04</text:p>
          </table:table-cell>
          <table:table-cell table:style-name="ce6" table:formula="of:=[.E27]" office:value-type="float" office:value="47976.7">
            <text:p>47976,7</text:p>
          </table:table-cell>
          <table:table-cell table:style-name="ce11" table:formula="of:=[.F27]" office:value-type="float" office:value="1.678">
            <text:p>1,678</text:p>
          </table:table-cell>
          <table:table-cell table:style-name="ce12" table:formula="of:=MIN([.G27:.G36])" office:value-type="float" office:value="49231.8">
            <text:p>49231,8</text:p>
          </table:table-cell>
          <table:table-cell table:style-name="ce13" table:formula="of:=[.H27]" office:value-type="float" office:value="0.013">
            <text:p>0,013</text:p>
          </table:table-cell>
          <table:table-cell table:style-name="ce12" table:formula="of:=[.I27]" office:value-type="float" office:value="7">
            <text:p>7</text:p>
          </table:table-cell>
          <table:table-cell table:style-name="ce12" table:formula="of:=MIN([.J27:.J34])" office:value-type="float" office:value="48140.4">
            <text:p>48140,4</text:p>
          </table:table-cell>
          <table:table-cell table:style-name="ce13" table:formula="of:=[.K27]" office:value-type="float" office:value="28.983">
            <text:p>28,983</text:p>
          </table:table-cell>
          <table:table-cell table:style-name="ce12" table:formula="of:=[.L27]" office:value-type="float" office:value="20">
            <text:p>20</text:p>
          </table:table-cell>
          <table:table-cell>
            <draw:frame table:end-cell-address="my_results.Q50" table:end-x="0.162cm" table:end-y="0.316cm" draw:z-index="3" draw:style-name="gr1" svg:width="9.171cm" svg:height="5.374cm" svg:x="0.024cm" svg:y="0.34cm">
              <draw:object draw:notify-on-update-of-ranges="my_results.A37:my_results.A38 my_results.C1:my_results.C1 my_results.C49:my_results.C50 my_results.E1:my_results.E1 my_results.E49:my_results.E50 my_results.G1:my_results.G1 my_results.G49:my_results.G50 my_results.J1:my_results.J1 my_results.J49:my_results.J50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4" office:value-type="string">
            <text:p>300x30</text:p>
          </table:table-cell>
          <table:table-cell table:style-name="ce4" office:value-type="float" office:value="69956.2">
            <text:p>69956,2</text:p>
          </table:table-cell>
          <table:table-cell table:style-name="ce4" office:value-type="float" office:value="0.046">
            <text:p>0,05</text:p>
          </table:table-cell>
          <table:table-cell table:style-name="ce4" office:value-type="float" office:value="42501.7">
            <text:p>42501,7</text:p>
          </table:table-cell>
          <table:table-cell table:style-name="ce9" office:value-type="float" office:value="1.839">
            <text:p>1,839</text:p>
          </table:table-cell>
          <table:table-cell table:style-name="ce4" office:value-type="float" office:value="42607.4">
            <text:p>42607,4</text:p>
          </table:table-cell>
          <table:table-cell table:style-name="ce9" office:value-type="float" office:value="0.01">
            <text:p>0,010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2329">
            <text:p>42329</text:p>
          </table:table-cell>
          <table:table-cell table:style-name="ce9" office:value-type="float" office:value="50.773">
            <text:p>50,773</text:p>
          </table:table-cell>
          <table:table-cell table:style-name="ce4" office:value-type="float" office:value="27">
            <text:p>27</text:p>
          </table:table-cell>
          <table:table-cell/>
        </table:table-row>
        <table:table-row table:style-name="ro1">
          <table:table-cell table:style-name="ce4" table:number-columns-repeated="6"/>
          <table:table-cell table:style-name="ce4" office:value-type="float" office:value="43125.9">
            <text:p>43125,9</text:p>
          </table:table-cell>
          <table:table-cell table:style-name="ce9" office:value-type="float" office:value="0.013">
            <text:p>0,013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42876.8">
            <text:p>42876,8</text:p>
          </table:table-cell>
          <table:table-cell table:style-name="ce9" office:value-type="float" office:value="70.13">
            <text:p>70,130</text:p>
          </table:table-cell>
          <table:table-cell table:style-name="ce4" office:value-type="float" office:value="34">
            <text:p>34</text:p>
          </table:table-cell>
          <table:table-cell/>
        </table:table-row>
        <table:table-row table:style-name="ro1">
          <table:table-cell table:style-name="ce4" table:number-columns-repeated="6"/>
          <table:table-cell table:style-name="ce4" office:value-type="float" office:value="44858">
            <text:p>44858</text:p>
          </table:table-cell>
          <table:table-cell table:style-name="ce9" office:value-type="float" office:value="0.009">
            <text:p>0,009</text:p>
          </table:table-cell>
          <table:table-cell table:style-name="ce4" office:value-type="float" office:value="5">
            <text:p>5</text:p>
          </table:table-cell>
          <table:table-cell table:style-name="ce5" office:value-type="float" office:value="42901.6">
            <text:p>42901,6</text:p>
          </table:table-cell>
          <table:table-cell table:style-name="ce10" office:value-type="float" office:value="54.386">
            <text:p>54,386</text:p>
          </table:table-cell>
          <table:table-cell table:style-name="ce5" office:value-type="float" office:value="28">
            <text:p>28</text:p>
          </table:table-cell>
          <table:table-cell/>
        </table:table-row>
        <table:table-row table:style-name="ro1">
          <table:table-cell table:style-name="ce4" table:number-columns-repeated="6"/>
          <table:table-cell table:style-name="ce4" office:value-type="float" office:value="45467.6">
            <text:p>45467,6</text:p>
          </table:table-cell>
          <table:table-cell table:style-name="ce9" office:value-type="float" office:value="0.008">
            <text:p>0,008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43527.5">
            <text:p>43527,5</text:p>
          </table:table-cell>
          <table:table-cell table:style-name="ce9" office:value-type="float" office:value="40.278">
            <text:p>40,278</text:p>
          </table:table-cell>
          <table:table-cell table:style-name="ce4" office:value-type="float" office:value="21">
            <text:p>21</text:p>
          </table:table-cell>
          <table:table-cell/>
        </table:table-row>
        <table:table-row table:style-name="ro1">
          <table:table-cell table:style-name="ce4" table:number-columns-repeated="6"/>
          <table:table-cell table:style-name="ce4" office:value-type="float" office:value="45639.7">
            <text:p>45639,7</text:p>
          </table:table-cell>
          <table:table-cell table:style-name="ce9" office:value-type="float" office:value="0.01">
            <text:p>0,010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3937.7">
            <text:p>43937,7</text:p>
          </table:table-cell>
          <table:table-cell table:style-name="ce9" office:value-type="float" office:value="43.584">
            <text:p>43,584</text:p>
          </table:table-cell>
          <table:table-cell table:style-name="ce4" office:value-type="float" office:value="22">
            <text:p>22</text:p>
          </table:table-cell>
          <table:table-cell/>
        </table:table-row>
        <table:table-row table:style-name="ro1">
          <table:table-cell table:style-name="ce4" table:number-columns-repeated="6"/>
          <table:table-cell table:style-name="ce4" office:value-type="float" office:value="45677.5">
            <text:p>45677,5</text:p>
          </table:table-cell>
          <table:table-cell table:style-name="ce9" office:value-type="float" office:value="0.012">
            <text:p>0,012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44185.4">
            <text:p>44185,4</text:p>
          </table:table-cell>
          <table:table-cell table:style-name="ce9" office:value-type="float" office:value="45.824">
            <text:p>45,824</text:p>
          </table:table-cell>
          <table:table-cell table:style-name="ce4" office:value-type="float" office:value="23">
            <text:p>23</text:p>
          </table:table-cell>
          <table:table-cell/>
        </table:table-row>
        <table:table-row table:style-name="ro1">
          <table:table-cell table:style-name="ce4" table:number-columns-repeated="6"/>
          <table:table-cell table:style-name="ce4" office:value-type="float" office:value="46149.5">
            <text:p>46149,5</text:p>
          </table:table-cell>
          <table:table-cell table:style-name="ce9" office:value-type="float" office:value="0.01">
            <text:p>0,010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4668.9">
            <text:p>44668,9</text:p>
          </table:table-cell>
          <table:table-cell table:style-name="ce9" office:value-type="float" office:value="28.237">
            <text:p>28,237</text:p>
          </table:table-cell>
          <table:table-cell table:style-name="ce4" office:value-type="float" office:value="16">
            <text:p>16</text:p>
          </table:table-cell>
          <table:table-cell/>
        </table:table-row>
        <table:table-row table:style-name="ro1">
          <table:table-cell table:style-name="ce4" table:number-columns-repeated="6"/>
          <table:table-cell table:style-name="ce5" office:value-type="float" office:value="46208.9">
            <text:p>46208,9</text:p>
          </table:table-cell>
          <table:table-cell table:style-name="ce10" office:value-type="float" office:value="0.01">
            <text:p>0,010</text:p>
          </table:table-cell>
          <table:table-cell table:style-name="ce5" office:value-type="float" office:value="5">
            <text:p>5</text:p>
          </table:table-cell>
          <table:table-cell table:style-name="ce4" office:value-type="float" office:value="45115.7">
            <text:p>45115,7</text:p>
          </table:table-cell>
          <table:table-cell table:style-name="ce9" office:value-type="float" office:value="38.275">
            <text:p>38,275</text:p>
          </table:table-cell>
          <table:table-cell table:style-name="ce4" office:value-type="float" office:value="19">
            <text:p>19</text:p>
          </table:table-cell>
          <table:table-cell/>
        </table:table-row>
        <table:table-row table:style-name="ro1">
          <table:table-cell table:style-name="ce4" table:number-columns-repeated="6"/>
          <table:table-cell table:style-name="ce4" office:value-type="float" office:value="46503.7">
            <text:p>46503,7</text:p>
          </table:table-cell>
          <table:table-cell table:style-name="ce9" office:value-type="float" office:value="0.007">
            <text:p>0,007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45561.1">
            <text:p>45561,1</text:p>
          </table:table-cell>
          <table:table-cell table:style-name="ce9" office:value-type="float" office:value="27.136">
            <text:p>27,136</text:p>
          </table:table-cell>
          <table:table-cell table:style-name="ce4" office:value-type="float" office:value="15">
            <text:p>15</text:p>
          </table:table-cell>
          <table:table-cell/>
        </table:table-row>
        <table:table-row table:style-name="ro1">
          <table:table-cell table:style-name="ce5" table:number-columns-repeated="6"/>
          <table:table-cell table:style-name="ce4" office:value-type="float" office:value="47571.9">
            <text:p>47571,9</text:p>
          </table:table-cell>
          <table:table-cell table:style-name="ce9" office:value-type="float" office:value="0.008">
            <text:p>0,008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46536.4">
            <text:p>46536,4</text:p>
          </table:table-cell>
          <table:table-cell table:style-name="ce9" office:value-type="float" office:value="27.294">
            <text:p>27,294</text:p>
          </table:table-cell>
          <table:table-cell table:style-name="ce4" office:value-type="float" office:value="15">
            <text:p>15</text:p>
          </table:table-cell>
          <table:table-cell/>
        </table:table-row>
        <table:table-row table:style-name="ro1">
          <table:table-cell table:style-name="ce6" office:value-type="string">
            <text:p>Médias</text:p>
          </table:table-cell>
          <table:table-cell table:style-name="ce6"/>
          <table:table-cell table:style-name="ce6" table:formula="of:=[.C39]" office:value-type="float" office:value="69956.2">
            <text:p>69956,2</text:p>
          </table:table-cell>
          <table:table-cell table:style-name="ce6" table:formula="of:=[.D39]" office:value-type="float" office:value="0.046">
            <text:p>0,05</text:p>
          </table:table-cell>
          <table:table-cell table:style-name="ce6" table:formula="of:=[.E39]" office:value-type="float" office:value="42501.7">
            <text:p>42501,7</text:p>
          </table:table-cell>
          <table:table-cell table:style-name="ce11" table:formula="of:=[.F39]" office:value-type="float" office:value="1.839">
            <text:p>1,839</text:p>
          </table:table-cell>
          <table:table-cell table:style-name="ce6" table:formula="of:=MEDIAN([.G39:.G48])" office:value-type="float" office:value="45658.6">
            <text:p>45658,6</text:p>
          </table:table-cell>
          <table:table-cell table:style-name="ce11" table:formula="of:=MEDIAN([.H39:.H48])" office:value-type="float" office:value="0.01">
            <text:p>0,010</text:p>
          </table:table-cell>
          <table:table-cell table:style-name="ce6" table:formula="of:=MEDIAN([.I39:.I48])" office:value-type="float" office:value="5">
            <text:p>5</text:p>
          </table:table-cell>
          <table:table-cell table:style-name="ce6" table:formula="of:=MEDIAN([.J39:.J48])" office:value-type="float" office:value="44061.55">
            <text:p>44061,55</text:p>
          </table:table-cell>
          <table:table-cell table:style-name="ce13" table:formula="of:=MEDIAN([.K39:.K48])" office:value-type="float" office:value="41.931">
            <text:p>41,931</text:p>
          </table:table-cell>
          <table:table-cell table:style-name="ce6" table:formula="of:=MEDIAN([.L39:.L48])" office:value-type="float" office:value="21.5">
            <text:p>21,5</text:p>
          </table:table-cell>
          <table:table-cell/>
        </table:table-row>
        <table:table-row table:style-name="ro1">
          <table:table-cell table:style-name="ce7" office:value-type="string">
            <text:p>Min</text:p>
          </table:table-cell>
          <table:table-cell table:style-name="ce7"/>
          <table:table-cell table:style-name="ce6" table:formula="of:=[.C39]" office:value-type="float" office:value="69956.2">
            <text:p>69956,2</text:p>
          </table:table-cell>
          <table:table-cell table:style-name="ce6" table:formula="of:=[.D39]" office:value-type="float" office:value="0.046">
            <text:p>0,05</text:p>
          </table:table-cell>
          <table:table-cell table:style-name="ce6" table:formula="of:=[.E39]" office:value-type="float" office:value="42501.7">
            <text:p>42501,7</text:p>
          </table:table-cell>
          <table:table-cell table:style-name="ce11" table:formula="of:=[.F39]" office:value-type="float" office:value="1.839">
            <text:p>1,839</text:p>
          </table:table-cell>
          <table:table-cell table:style-name="ce12" table:formula="of:=MIN([.G39:.G48])" office:value-type="float" office:value="42607.4">
            <text:p>42607,4</text:p>
          </table:table-cell>
          <table:table-cell table:style-name="ce13" table:formula="of:=[.H39]" office:value-type="float" office:value="0.01">
            <text:p>0,010</text:p>
          </table:table-cell>
          <table:table-cell table:style-name="ce12" table:formula="of:=[.I39]" office:value-type="float" office:value="5">
            <text:p>5</text:p>
          </table:table-cell>
          <table:table-cell table:style-name="ce12" table:formula="of:=MIN([.J39:.J48])" office:value-type="float" office:value="42329">
            <text:p>42329</text:p>
          </table:table-cell>
          <table:table-cell table:style-name="ce13" table:formula="of:=[.K39]" office:value-type="float" office:value="50.773">
            <text:p>50,773</text:p>
          </table:table-cell>
          <table:table-cell table:style-name="ce12" table:formula="of:=[.L39]" office:value-type="float" office:value="27">
            <text:p>27</text:p>
            <draw:frame table:end-cell-address="my_results.Q62" table:end-x="0.047cm" table:end-y="0.336cm" draw:z-index="4" draw:style-name="gr1" svg:width="9.171cm" svg:height="5.374cm" svg:x="2.167cm" svg:y="0.36cm">
              <draw:object draw:notify-on-update-of-ranges="my_results.A61:my_results.A62 my_results.C1:my_results.C1 my_results.C61:my_results.C62 my_results.E1:my_results.E1 my_results.E61:my_results.E62 my_results.G1:my_results.G1 my_results.G61:my_results.G62 my_results.J1:my_results.J1 my_results.J61:my_results.J62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4" office:value-type="string">
            <text:p>402x30</text:p>
          </table:table-cell>
          <table:table-cell table:style-name="ce4" office:value-type="float" office:value="103171">
            <text:p>103171</text:p>
          </table:table-cell>
          <table:table-cell table:style-name="ce9" office:value-type="float" office:value="0.056">
            <text:p>0,056</text:p>
          </table:table-cell>
          <table:table-cell table:style-name="ce4" office:value-type="float" office:value="65655.4">
            <text:p>65655,4</text:p>
          </table:table-cell>
          <table:table-cell table:style-name="ce9" office:value-type="float" office:value="6.396">
            <text:p>6,396</text:p>
          </table:table-cell>
          <table:table-cell table:style-name="ce4" office:value-type="float" office:value="66763.9">
            <text:p>66763,9</text:p>
          </table:table-cell>
          <table:table-cell table:style-name="ce9" office:value-type="float" office:value="0.021">
            <text:p>0,021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67595.4">
            <text:p>67595,4</text:p>
          </table:table-cell>
          <table:table-cell table:style-name="ce9" office:value-type="float" office:value="74.55">
            <text:p>74,550</text:p>
          </table:table-cell>
          <table:table-cell table:style-name="ce4" office:value-type="float" office:value="19">
            <text:p>19</text:p>
          </table:table-cell>
          <table:table-cell/>
        </table:table-row>
        <table:table-row table:style-name="ro1">
          <table:table-cell table:style-name="ce4" table:number-columns-repeated="3"/>
          <table:table-cell table:style-name="ce9"/>
          <table:table-cell table:style-name="ce4"/>
          <table:table-cell table:style-name="ce9"/>
          <table:table-cell table:style-name="ce4" office:value-type="float" office:value="66763.9">
            <text:p>66763,9</text:p>
          </table:table-cell>
          <table:table-cell table:style-name="ce9" office:value-type="float" office:value="0.021">
            <text:p>0,021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68755.4">
            <text:p>68755,4</text:p>
          </table:table-cell>
          <table:table-cell table:style-name="ce9" office:value-type="float" office:value="77.642">
            <text:p>77,642</text:p>
          </table:table-cell>
          <table:table-cell table:style-name="ce4" office:value-type="float" office:value="21">
            <text:p>21</text:p>
          </table:table-cell>
          <table:table-cell/>
        </table:table-row>
        <table:table-row table:style-name="ro1">
          <table:table-cell table:style-name="ce4" table:number-columns-repeated="3"/>
          <table:table-cell table:style-name="ce9"/>
          <table:table-cell table:style-name="ce4"/>
          <table:table-cell table:style-name="ce9"/>
          <table:table-cell table:style-name="ce4" office:value-type="float" office:value="68304.3">
            <text:p>68304,3</text:p>
          </table:table-cell>
          <table:table-cell table:style-name="ce9" office:value-type="float" office:value="0.014">
            <text:p>0,01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8832">
            <text:p>68832</text:p>
          </table:table-cell>
          <table:table-cell table:style-name="ce9" office:value-type="float" office:value="68.799">
            <text:p>68,799</text:p>
          </table:table-cell>
          <table:table-cell table:style-name="ce4" office:value-type="float" office:value="18">
            <text:p>18</text:p>
          </table:table-cell>
          <table:table-cell/>
        </table:table-row>
        <table:table-row table:style-name="ro1">
          <table:table-cell table:style-name="ce4" table:number-columns-repeated="3"/>
          <table:table-cell table:style-name="ce9"/>
          <table:table-cell table:style-name="ce4"/>
          <table:table-cell table:style-name="ce9"/>
          <table:table-cell table:style-name="ce4" office:value-type="float" office:value="69572.4">
            <text:p>69572,4</text:p>
          </table:table-cell>
          <table:table-cell table:style-name="ce9" office:value-type="float" office:value="0.044">
            <text:p>0,044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68928">
            <text:p>68928</text:p>
          </table:table-cell>
          <table:table-cell table:style-name="ce9" office:value-type="float" office:value="77.841">
            <text:p>77,841</text:p>
          </table:table-cell>
          <table:table-cell table:style-name="ce4" office:value-type="float" office:value="19">
            <text:p>19</text:p>
          </table:table-cell>
          <table:table-cell/>
        </table:table-row>
        <table:table-row table:style-name="ro1">
          <table:table-cell table:style-name="ce4" table:number-columns-repeated="3"/>
          <table:table-cell table:style-name="ce9"/>
          <table:table-cell table:style-name="ce4"/>
          <table:table-cell table:style-name="ce9"/>
          <table:table-cell table:style-name="ce4" office:value-type="float" office:value="72448.7">
            <text:p>72448,7</text:p>
          </table:table-cell>
          <table:table-cell table:style-name="ce9" office:value-type="float" office:value="2.914">
            <text:p>2,914</text:p>
          </table:table-cell>
          <table:table-cell table:style-name="ce4" office:value-type="float" office:value="1001">
            <text:p>1001</text:p>
          </table:table-cell>
          <table:table-cell table:style-name="ce4" office:value-type="float" office:value="69349.3">
            <text:p>69349,3</text:p>
          </table:table-cell>
          <table:table-cell table:style-name="ce9" office:value-type="float" office:value="130.606">
            <text:p>130,606</text:p>
          </table:table-cell>
          <table:table-cell table:style-name="ce4" office:value-type="float" office:value="32">
            <text:p>32</text:p>
          </table:table-cell>
          <table:table-cell/>
        </table:table-row>
        <table:table-row table:style-name="ro1">
          <table:table-cell table:style-name="ce4" table:number-columns-repeated="3"/>
          <table:table-cell table:style-name="ce9"/>
          <table:table-cell table:style-name="ce4"/>
          <table:table-cell table:style-name="ce9"/>
          <table:table-cell table:style-name="ce5" office:value-type="float" office:value="74172.1">
            <text:p>74172,1</text:p>
          </table:table-cell>
          <table:table-cell table:style-name="ce10" office:value-type="float" office:value="0.018">
            <text:p>0,018</text:p>
          </table:table-cell>
          <table:table-cell table:style-name="ce5" office:value-type="float" office:value="6">
            <text:p>6</text:p>
          </table:table-cell>
          <table:table-cell table:style-name="ce4" office:value-type="float" office:value="69865.8">
            <text:p>69865,8</text:p>
          </table:table-cell>
          <table:table-cell table:style-name="ce9" office:value-type="float" office:value="97.934">
            <text:p>97,934</text:p>
          </table:table-cell>
          <table:table-cell table:style-name="ce4" office:value-type="float" office:value="24">
            <text:p>24</text:p>
          </table:table-cell>
          <table:table-cell/>
        </table:table-row>
        <table:table-row table:style-name="ro1">
          <table:table-cell table:style-name="ce4" table:number-columns-repeated="3"/>
          <table:table-cell table:style-name="ce9"/>
          <table:table-cell table:style-name="ce4"/>
          <table:table-cell table:style-name="ce9"/>
          <table:table-cell table:style-name="ce4" office:value-type="float" office:value="75391.3">
            <text:p>75391,3</text:p>
          </table:table-cell>
          <table:table-cell table:style-name="ce9" office:value-type="float" office:value="0.016">
            <text:p>0,016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9934">
            <text:p>69934</text:p>
          </table:table-cell>
          <table:table-cell table:style-name="ce9" office:value-type="float" office:value="68.663">
            <text:p>68,663</text:p>
          </table:table-cell>
          <table:table-cell table:style-name="ce4" office:value-type="float" office:value="17">
            <text:p>17</text:p>
          </table:table-cell>
          <table:table-cell/>
        </table:table-row>
        <table:table-row table:style-name="ro1">
          <table:table-cell table:style-name="ce4" table:number-columns-repeated="3"/>
          <table:table-cell table:style-name="ce9"/>
          <table:table-cell table:style-name="ce4"/>
          <table:table-cell table:style-name="ce9"/>
          <table:table-cell table:style-name="ce4" office:value-type="float" office:value="75805.6">
            <text:p>75805,6</text:p>
          </table:table-cell>
          <table:table-cell table:style-name="ce9" office:value-type="float" office:value="0.039">
            <text:p>0,039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70432.8">
            <text:p>70432,8</text:p>
          </table:table-cell>
          <table:table-cell table:style-name="ce9" office:value-type="float" office:value="66.618">
            <text:p>66,618</text:p>
          </table:table-cell>
          <table:table-cell table:style-name="ce4" office:value-type="float" office:value="17">
            <text:p>17</text:p>
          </table:table-cell>
          <table:table-cell/>
        </table:table-row>
        <table:table-row table:style-name="ro1">
          <table:table-cell table:style-name="ce4" table:number-columns-repeated="3"/>
          <table:table-cell table:style-name="ce9"/>
          <table:table-cell table:style-name="ce4"/>
          <table:table-cell table:style-name="ce9"/>
          <table:table-cell table:style-name="ce4" office:value-type="float" office:value="77836.3">
            <text:p>77836,3</text:p>
          </table:table-cell>
          <table:table-cell table:style-name="ce9" office:value-type="float" office:value="0.056">
            <text:p>0,056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70524.2">
            <text:p>70524,2</text:p>
          </table:table-cell>
          <table:table-cell table:style-name="ce9" office:value-type="float" office:value="75.939">
            <text:p>75,939</text:p>
          </table:table-cell>
          <table:table-cell table:style-name="ce4" office:value-type="float" office:value="20">
            <text:p>20</text:p>
          </table:table-cell>
          <table:table-cell/>
        </table:table-row>
        <table:table-row table:style-name="ro1">
          <table:table-cell table:style-name="ce5" table:number-columns-repeated="3"/>
          <table:table-cell table:style-name="ce10"/>
          <table:table-cell table:style-name="ce5"/>
          <table:table-cell table:style-name="ce10"/>
          <table:table-cell table:style-name="ce4" office:value-type="float" office:value="91867.8">
            <text:p>91867,8</text:p>
          </table:table-cell>
          <table:table-cell table:style-name="ce9" office:value-type="float" office:value="0.028">
            <text:p>0,028</text:p>
          </table:table-cell>
          <table:table-cell table:style-name="ce4" office:value-type="float" office:value="8">
            <text:p>8</text:p>
          </table:table-cell>
          <table:table-cell table:style-name="ce5"/>
          <table:table-cell table:style-name="ce10"/>
          <table:table-cell table:style-name="ce5"/>
          <table:table-cell/>
        </table:table-row>
        <table:table-row table:style-name="ro1">
          <table:table-cell table:style-name="ce6" office:value-type="string">
            <text:p>Médias</text:p>
          </table:table-cell>
          <table:table-cell table:style-name="ce6"/>
          <table:table-cell table:style-name="ce6" table:formula="of:=[.C51]" office:value-type="float" office:value="103171">
            <text:p>103171</text:p>
          </table:table-cell>
          <table:table-cell table:style-name="ce6" table:formula="of:=[.D51]" office:value-type="float" office:value="0.056">
            <text:p>0,06</text:p>
          </table:table-cell>
          <table:table-cell table:style-name="ce6" table:formula="of:=[.E51]" office:value-type="float" office:value="65655.4">
            <text:p>65655,4</text:p>
          </table:table-cell>
          <table:table-cell table:style-name="ce11" table:formula="of:=[.F51]" office:value-type="float" office:value="6.396">
            <text:p>6,396</text:p>
          </table:table-cell>
          <table:table-cell table:style-name="ce6" table:formula="of:=MEDIAN([.G51:.G60])" office:value-type="float" office:value="73310.4">
            <text:p>73310,4</text:p>
          </table:table-cell>
          <table:table-cell table:style-name="ce11" table:formula="of:=MEDIAN([.H51:.H60])" office:value-type="float" office:value="0.0245">
            <text:p>0,025</text:p>
          </table:table-cell>
          <table:table-cell table:style-name="ce13" table:formula="of:=MEDIAN([.I51:.I60])" office:value-type="float" office:value="7.5">
            <text:p>7,500</text:p>
          </table:table-cell>
          <table:table-cell table:style-name="ce6" table:formula="of:=MEDIAN([.J51:.J59])" office:value-type="float" office:value="69349.3">
            <text:p>69349,3</text:p>
          </table:table-cell>
          <table:table-cell table:style-name="ce13" table:formula="of:=MEDIAN([.K51:.K59])" office:value-type="float" office:value="75.939">
            <text:p>75,939</text:p>
          </table:table-cell>
          <table:table-cell table:style-name="ce6" table:formula="of:=MEDIAN([.L51:.L59])" office:value-type="float" office:value="19">
            <text:p>19</text:p>
          </table:table-cell>
          <table:table-cell/>
        </table:table-row>
        <table:table-row table:style-name="ro1">
          <table:table-cell table:style-name="ce7" office:value-type="string">
            <text:p>Min</text:p>
          </table:table-cell>
          <table:table-cell table:style-name="ce7"/>
          <table:table-cell table:style-name="ce6" table:formula="of:=[.C51]" office:value-type="float" office:value="103171">
            <text:p>103171</text:p>
          </table:table-cell>
          <table:table-cell table:style-name="ce6" table:formula="of:=[.D51]" office:value-type="float" office:value="0.056">
            <text:p>0,06</text:p>
          </table:table-cell>
          <table:table-cell table:style-name="ce6" table:formula="of:=[.E51]" office:value-type="float" office:value="65655.4">
            <text:p>65655,4</text:p>
          </table:table-cell>
          <table:table-cell table:style-name="ce11" table:formula="of:=[.F51]" office:value-type="float" office:value="6.396">
            <text:p>6,396</text:p>
          </table:table-cell>
          <table:table-cell table:style-name="ce12" table:formula="of:=MIN([.G51:.G60])" office:value-type="float" office:value="66763.9">
            <text:p>66763,9</text:p>
          </table:table-cell>
          <table:table-cell table:style-name="ce13" table:formula="of:=[.H51]" office:value-type="float" office:value="0.021">
            <text:p>0,021</text:p>
          </table:table-cell>
          <table:table-cell table:style-name="ce12" table:formula="of:=[.I51]" office:value-type="float" office:value="7">
            <text:p>7</text:p>
          </table:table-cell>
          <table:table-cell table:style-name="ce12" table:formula="of:=MIN([.J51:.J59])" office:value-type="float" office:value="67595.4">
            <text:p>67595,4</text:p>
          </table:table-cell>
          <table:table-cell table:style-name="ce13" table:formula="of:=[.K51]" office:value-type="float" office:value="74.55">
            <text:p>74,550</text:p>
          </table:table-cell>
          <table:table-cell table:style-name="ce12" table:formula="of:=[.L51]" office:value-type="float" office:value="19">
            <text:p>19</text:p>
            <draw:frame table:end-cell-address="my_results.Q74" table:end-x="0.116cm" table:end-y="0.358cm" draw:z-index="5" draw:style-name="gr1" svg:width="9.171cm" svg:height="5.374cm" svg:x="2.236cm" svg:y="0.383cm">
              <draw:object draw:notify-on-update-of-ranges="my_results.A37:my_results.A38 my_results.C1:my_results.C1 my_results.C73:my_results.C74 my_results.E1:my_results.E1 my_results.E73:my_results.E74 my_results.G1:my_results.G1 my_results.G73:my_results.G74 my_results.J1:my_results.J1 my_results.J73:my_results.J74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4" office:value-type="string">
            <text:p>402x40</text:p>
          </table:table-cell>
          <table:table-cell table:style-name="ce4" office:value-type="float" office:value="92948.9">
            <text:p>92948,9</text:p>
          </table:table-cell>
          <table:table-cell table:style-name="ce9" office:value-type="float" office:value="0.054">
            <text:p>0,054</text:p>
          </table:table-cell>
          <table:table-cell table:style-name="ce4" office:value-type="float" office:value="54077.1">
            <text:p>54077,1</text:p>
          </table:table-cell>
          <table:table-cell table:style-name="ce9" office:value-type="float" office:value="6.254">
            <text:p>6,254</text:p>
          </table:table-cell>
          <table:table-cell table:style-name="ce4" office:value-type="float" office:value="57092.1">
            <text:p>57092,1</text:p>
          </table:table-cell>
          <table:table-cell table:style-name="ce9" office:value-type="float" office:value="2.981">
            <text:p>2,981</text:p>
          </table:table-cell>
          <table:table-cell table:style-name="ce4" office:value-type="float" office:value="1001">
            <text:p>1001</text:p>
          </table:table-cell>
          <table:table-cell table:style-name="ce4" office:value-type="float" office:value="55412.2">
            <text:p>55412,2</text:p>
          </table:table-cell>
          <table:table-cell table:style-name="ce9" office:value-type="float" office:value="199.509">
            <text:p>199,509</text:p>
          </table:table-cell>
          <table:table-cell table:style-name="ce4" office:value-type="float" office:value="33">
            <text:p>33</text:p>
          </table:table-cell>
          <table:table-cell/>
        </table:table-row>
        <table:table-row table:style-name="ro1">
          <table:table-cell table:style-name="ce4" table:number-columns-repeated="3"/>
          <table:table-cell table:style-name="ce9"/>
          <table:table-cell table:style-name="ce4"/>
          <table:table-cell table:style-name="ce9"/>
          <table:table-cell table:style-name="ce4" office:value-type="float" office:value="57339.8">
            <text:p>57339,8</text:p>
          </table:table-cell>
          <table:table-cell table:style-name="ce9" office:value-type="float" office:value="0.013">
            <text:p>0,01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5804.7">
            <text:p>55804,7</text:p>
          </table:table-cell>
          <table:table-cell table:style-name="ce9" office:value-type="float" office:value="193.673">
            <text:p>193,673</text:p>
          </table:table-cell>
          <table:table-cell table:style-name="ce4" office:value-type="float" office:value="33">
            <text:p>33</text:p>
          </table:table-cell>
          <table:table-cell/>
        </table:table-row>
        <table:table-row table:style-name="ro1">
          <table:table-cell table:style-name="ce4" table:number-columns-repeated="3"/>
          <table:table-cell table:style-name="ce9"/>
          <table:table-cell table:style-name="ce4"/>
          <table:table-cell table:style-name="ce9"/>
          <table:table-cell table:style-name="ce4" office:value-type="float" office:value="58957.5">
            <text:p>58957,5</text:p>
          </table:table-cell>
          <table:table-cell table:style-name="ce9" office:value-type="float" office:value="0.022">
            <text:p>0,022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56385.4">
            <text:p>56385,4</text:p>
          </table:table-cell>
          <table:table-cell table:style-name="ce9" office:value-type="float" office:value="132.915">
            <text:p>132,915</text:p>
          </table:table-cell>
          <table:table-cell table:style-name="ce4" office:value-type="float" office:value="26">
            <text:p>26</text:p>
          </table:table-cell>
          <table:table-cell/>
        </table:table-row>
        <table:table-row table:style-name="ro1">
          <table:table-cell table:style-name="ce4" table:number-columns-repeated="3"/>
          <table:table-cell table:style-name="ce9"/>
          <table:table-cell table:style-name="ce4"/>
          <table:table-cell table:style-name="ce9"/>
          <table:table-cell table:style-name="ce4" office:value-type="float" office:value="59476.3">
            <text:p>59476,3</text:p>
          </table:table-cell>
          <table:table-cell table:style-name="ce9" office:value-type="float" office:value="0.015">
            <text:p>0,015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56668.1">
            <text:p>56668,1</text:p>
          </table:table-cell>
          <table:table-cell table:style-name="ce9" office:value-type="float" office:value="122.226">
            <text:p>122,226</text:p>
          </table:table-cell>
          <table:table-cell table:style-name="ce4" office:value-type="float" office:value="23">
            <text:p>23</text:p>
          </table:table-cell>
          <table:table-cell/>
        </table:table-row>
        <table:table-row table:style-name="ro1">
          <table:table-cell table:style-name="ce4" table:number-columns-repeated="3"/>
          <table:table-cell table:style-name="ce9"/>
          <table:table-cell table:style-name="ce4"/>
          <table:table-cell table:style-name="ce9"/>
          <table:table-cell table:style-name="ce4" office:value-type="float" office:value="59723.5">
            <text:p>59723,5</text:p>
          </table:table-cell>
          <table:table-cell table:style-name="ce9" office:value-type="float" office:value="0.021">
            <text:p>0,021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56854.9">
            <text:p>56854,9</text:p>
          </table:table-cell>
          <table:table-cell table:style-name="ce9" office:value-type="float" office:value="178.767">
            <text:p>178,767</text:p>
          </table:table-cell>
          <table:table-cell table:style-name="ce4" office:value-type="float" office:value="31">
            <text:p>31</text:p>
          </table:table-cell>
          <table:table-cell/>
        </table:table-row>
        <table:table-row table:style-name="ro1">
          <table:table-cell table:style-name="ce4" table:number-columns-repeated="3"/>
          <table:table-cell table:style-name="ce9"/>
          <table:table-cell table:style-name="ce4"/>
          <table:table-cell table:style-name="ce9"/>
          <table:table-cell table:style-name="ce4" office:value-type="float" office:value="60120.9">
            <text:p>60120,9</text:p>
          </table:table-cell>
          <table:table-cell table:style-name="ce9" office:value-type="float" office:value="0.019">
            <text:p>0,019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57035.9">
            <text:p>57035,9</text:p>
          </table:table-cell>
          <table:table-cell table:style-name="ce9" office:value-type="float" office:value="159.175">
            <text:p>159,175</text:p>
          </table:table-cell>
          <table:table-cell table:style-name="ce4" office:value-type="float" office:value="27">
            <text:p>27</text:p>
          </table:table-cell>
          <table:table-cell/>
        </table:table-row>
        <table:table-row table:style-name="ro1">
          <table:table-cell table:style-name="ce4" table:number-columns-repeated="3"/>
          <table:table-cell table:style-name="ce9"/>
          <table:table-cell table:style-name="ce4"/>
          <table:table-cell table:style-name="ce9"/>
          <table:table-cell table:style-name="ce4" office:value-type="float" office:value="61288.2">
            <text:p>61288,2</text:p>
          </table:table-cell>
          <table:table-cell table:style-name="ce9" office:value-type="float" office:value="0.019">
            <text:p>0,019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57086.3">
            <text:p>57086,3</text:p>
          </table:table-cell>
          <table:table-cell table:style-name="ce9" office:value-type="float" office:value="136.343">
            <text:p>136,343</text:p>
          </table:table-cell>
          <table:table-cell table:style-name="ce4" office:value-type="float" office:value="23">
            <text:p>23</text:p>
          </table:table-cell>
          <table:table-cell/>
        </table:table-row>
        <table:table-row table:style-name="ro1">
          <table:table-cell table:style-name="ce4" table:number-columns-repeated="3"/>
          <table:table-cell table:style-name="ce9"/>
          <table:table-cell table:style-name="ce4"/>
          <table:table-cell table:style-name="ce9"/>
          <table:table-cell table:style-name="ce5" office:value-type="float" office:value="64583.1">
            <text:p>64583,1</text:p>
          </table:table-cell>
          <table:table-cell table:style-name="ce10" office:value-type="float" office:value="0.017">
            <text:p>0,017</text:p>
          </table:table-cell>
          <table:table-cell table:style-name="ce5" office:value-type="float" office:value="5">
            <text:p>5</text:p>
          </table:table-cell>
          <table:table-cell table:style-name="ce4" office:value-type="float" office:value="57435.5">
            <text:p>57435,5</text:p>
          </table:table-cell>
          <table:table-cell table:style-name="ce9" office:value-type="float" office:value="150.647">
            <text:p>150,647</text:p>
          </table:table-cell>
          <table:table-cell table:style-name="ce4" office:value-type="float" office:value="27">
            <text:p>27</text:p>
          </table:table-cell>
          <table:table-cell/>
        </table:table-row>
        <table:table-row table:style-name="ro1">
          <table:table-cell table:style-name="ce4" table:number-columns-repeated="3"/>
          <table:table-cell table:style-name="ce9"/>
          <table:table-cell table:style-name="ce4"/>
          <table:table-cell table:style-name="ce9"/>
          <table:table-cell table:style-name="ce4" office:value-type="float" office:value="71340.4">
            <text:p>71340,4</text:p>
          </table:table-cell>
          <table:table-cell table:style-name="ce9" office:value-type="float" office:value="0.021">
            <text:p>0,021</text:p>
          </table:table-cell>
          <table:table-cell table:style-name="ce4" office:value-type="float" office:value="6">
            <text:p>6</text:p>
          </table:table-cell>
          <table:table-cell table:style-name="ce4"/>
          <table:table-cell table:style-name="ce9"/>
          <table:table-cell table:style-name="ce4"/>
          <table:table-cell/>
        </table:table-row>
        <table:table-row table:style-name="ro1">
          <table:table-cell table:style-name="ce5" table:number-columns-repeated="3"/>
          <table:table-cell table:style-name="ce10"/>
          <table:table-cell table:style-name="ce5"/>
          <table:table-cell table:style-name="ce10"/>
          <table:table-cell table:style-name="ce4" office:value-type="float" office:value="74654">
            <text:p>74654</text:p>
          </table:table-cell>
          <table:table-cell table:style-name="ce9" office:value-type="float" office:value="0.028">
            <text:p>0,028</text:p>
          </table:table-cell>
          <table:table-cell table:style-name="ce4" office:value-type="float" office:value="8">
            <text:p>8</text:p>
          </table:table-cell>
          <table:table-cell table:style-name="ce5"/>
          <table:table-cell table:style-name="ce10"/>
          <table:table-cell table:style-name="ce5"/>
          <table:table-cell/>
        </table:table-row>
        <table:table-row table:style-name="ro1">
          <table:table-cell table:style-name="ce6" office:value-type="string">
            <text:p>Médias</text:p>
          </table:table-cell>
          <table:table-cell table:style-name="ce6"/>
          <table:table-cell table:style-name="ce6" table:formula="of:=[.C63]" office:value-type="float" office:value="92948.9">
            <text:p>92948,9</text:p>
          </table:table-cell>
          <table:table-cell table:style-name="ce6" table:formula="of:=[.D63]" office:value-type="float" office:value="0.054">
            <text:p>0,05</text:p>
          </table:table-cell>
          <table:table-cell table:style-name="ce6" table:formula="of:=[.E63]" office:value-type="float" office:value="54077.1">
            <text:p>54077,1</text:p>
          </table:table-cell>
          <table:table-cell table:style-name="ce11" table:formula="of:=[.F63]" office:value-type="float" office:value="6.254">
            <text:p>6,254</text:p>
          </table:table-cell>
          <table:table-cell table:style-name="ce6" table:formula="of:=MEDIAN([.G63:.G72])" office:value-type="float" office:value="59922.2">
            <text:p>59922,2</text:p>
          </table:table-cell>
          <table:table-cell table:style-name="ce11" table:formula="of:=MEDIAN([.H63:.H72])" office:value-type="float" office:value="0.02">
            <text:p>0,020</text:p>
          </table:table-cell>
          <table:table-cell table:style-name="ce6" table:formula="of:=MEDIAN([.I63:.I72])" office:value-type="float" office:value="6">
            <text:p>6</text:p>
          </table:table-cell>
          <table:table-cell table:style-name="ce6" table:formula="of:=MEDIAN([.J63:.J70])" office:value-type="float" office:value="56761.5">
            <text:p>56761,5</text:p>
          </table:table-cell>
          <table:table-cell table:style-name="ce6" table:formula="of:=MEDIAN([.K63:.K70])" office:value-type="float" office:value="154.911">
            <text:p>154,91</text:p>
          </table:table-cell>
          <table:table-cell table:style-name="ce6" table:formula="of:=MEDIAN([.L63:.L70])" office:value-type="float" office:value="27">
            <text:p>27</text:p>
          </table:table-cell>
          <table:table-cell/>
        </table:table-row>
        <table:table-row table:style-name="ro1">
          <table:table-cell table:style-name="ce7" office:value-type="string">
            <text:p>Min</text:p>
          </table:table-cell>
          <table:table-cell table:style-name="ce7"/>
          <table:table-cell table:style-name="ce6" table:formula="of:=[.C63]" office:value-type="float" office:value="92948.9">
            <text:p>92948,9</text:p>
          </table:table-cell>
          <table:table-cell table:style-name="ce6" table:formula="of:=[.D63]" office:value-type="float" office:value="0.054">
            <text:p>0,05</text:p>
          </table:table-cell>
          <table:table-cell table:style-name="ce6" table:formula="of:=[.E63]" office:value-type="float" office:value="54077.1">
            <text:p>54077,1</text:p>
          </table:table-cell>
          <table:table-cell table:style-name="ce11" table:formula="of:=[.F63]" office:value-type="float" office:value="6.254">
            <text:p>6,254</text:p>
          </table:table-cell>
          <table:table-cell table:style-name="ce12" table:formula="of:=MIN([.G63:.G72])" office:value-type="float" office:value="57092.1">
            <text:p>57092,1</text:p>
          </table:table-cell>
          <table:table-cell table:style-name="ce13" table:formula="of:=[.H63]" office:value-type="float" office:value="2.981">
            <text:p>2,981</text:p>
          </table:table-cell>
          <table:table-cell table:style-name="ce12" table:formula="of:=[.I63]" office:value-type="float" office:value="1001">
            <text:p>1001</text:p>
          </table:table-cell>
          <table:table-cell table:style-name="ce12" table:formula="of:=MIN([.J63:.J72])" office:value-type="float" office:value="55412.2">
            <text:p>55412,2</text:p>
          </table:table-cell>
          <table:table-cell table:style-name="ce12" table:formula="of:=[.K63]" office:value-type="float" office:value="199.509">
            <text:p>199,51</text:p>
          </table:table-cell>
          <table:table-cell table:style-name="ce12" table:formula="of:=[.L63]" office:value-type="float" office:value="33">
            <text:p>33</text:p>
          </table:table-cell>
          <table:table-cell>
            <draw:frame table:end-cell-address="my_results.Q86" table:end-x="0.186cm" table:end-y="0.335cm" draw:z-index="6" draw:style-name="gr1" svg:width="9.171cm" svg:height="5.374cm" svg:x="0.048cm" svg:y="0.359cm">
              <draw:object draw:notify-on-update-of-ranges="my_results.A37:my_results.A38 my_results.C1:my_results.C1 my_results.C80:my_results.C81 my_results.E1:my_results.E1 my_results.E80:my_results.E81 my_results.G1:my_results.G1 my_results.G80:my_results.G81 my_results.J1:my_results.J1 my_results.J80:my_results.J81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4" office:value-type="string">
            <text:p>402x20</text:p>
          </table:table-cell>
          <table:table-cell table:style-name="ce4" office:value-type="float" office:value="134798">
            <text:p>134798</text:p>
          </table:table-cell>
          <table:table-cell table:style-name="ce9" office:value-type="float" office:value="0.05">
            <text:p>0,050</text:p>
          </table:table-cell>
          <table:table-cell table:style-name="ce4" office:value-type="float" office:value="97681.6">
            <text:p>97681,6</text:p>
          </table:table-cell>
          <table:table-cell table:style-name="ce9" office:value-type="float" office:value="5.11">
            <text:p>5,110</text:p>
          </table:table-cell>
          <table:table-cell table:style-name="ce5" office:value-type="float" office:value="99502.9">
            <text:p>99502,9</text:p>
          </table:table-cell>
          <table:table-cell table:style-name="ce10" office:value-type="float" office:value="0.026">
            <text:p>0,026</text:p>
          </table:table-cell>
          <table:table-cell table:style-name="ce5" office:value-type="float" office:value="8">
            <text:p>8</text:p>
          </table:table-cell>
          <table:table-cell table:style-name="ce4" office:value-type="float" office:value="100117">
            <text:p>100117</text:p>
          </table:table-cell>
          <table:table-cell table:style-name="ce9" office:value-type="float" office:value="49.322">
            <text:p>49,322</text:p>
          </table:table-cell>
          <table:table-cell table:style-name="ce4" office:value-type="float" office:value="17">
            <text:p>17</text:p>
          </table:table-cell>
          <table:table-cell/>
        </table:table-row>
        <table:table-row table:style-name="ro1">
          <table:table-cell table:style-name="ce4" table:number-columns-repeated="3"/>
          <table:table-cell table:style-name="ce9"/>
          <table:table-cell table:style-name="ce4"/>
          <table:table-cell table:style-name="ce9"/>
          <table:table-cell table:style-name="ce4" office:value-type="float" office:value="101743">
            <text:p>101743</text:p>
          </table:table-cell>
          <table:table-cell table:style-name="ce9" office:value-type="float" office:value="0.061">
            <text:p>0,061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104990">
            <text:p>104990</text:p>
          </table:table-cell>
          <table:table-cell table:style-name="ce9" office:value-type="float" office:value="34.559">
            <text:p>34,559</text:p>
          </table:table-cell>
          <table:table-cell table:style-name="ce4" office:value-type="float" office:value="13">
            <text:p>13</text:p>
          </table:table-cell>
          <table:table-cell/>
        </table:table-row>
        <table:table-row table:style-name="ro1">
          <table:table-cell table:style-name="ce4" table:number-columns-repeated="3"/>
          <table:table-cell table:style-name="ce9"/>
          <table:table-cell table:style-name="ce4"/>
          <table:table-cell table:style-name="ce9"/>
          <table:table-cell table:style-name="ce4" office:value-type="float" office:value="102168">
            <text:p>102168</text:p>
          </table:table-cell>
          <table:table-cell table:style-name="ce9" office:value-type="float" office:value="0.032">
            <text:p>0,032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22627">
            <text:p>122627</text:p>
          </table:table-cell>
          <table:table-cell table:style-name="ce9" office:value-type="float" office:value="32.684">
            <text:p>32,684</text:p>
          </table:table-cell>
          <table:table-cell table:style-name="ce4" office:value-type="float" office:value="11">
            <text:p>11</text:p>
          </table:table-cell>
          <table:table-cell/>
        </table:table-row>
        <table:table-row table:style-name="ro1">
          <table:table-cell table:style-name="ce4" table:number-columns-repeated="3"/>
          <table:table-cell table:style-name="ce9"/>
          <table:table-cell table:style-name="ce4"/>
          <table:table-cell table:style-name="ce9"/>
          <table:table-cell table:style-name="ce4" office:value-type="float" office:value="102830">
            <text:p>102830</text:p>
          </table:table-cell>
          <table:table-cell table:style-name="ce9" office:value-type="float" office:value="3.029">
            <text:p>3,029</text:p>
          </table:table-cell>
          <table:table-cell table:style-name="ce4" office:value-type="float" office:value="1001">
            <text:p>1001</text:p>
          </table:table-cell>
          <table:table-cell table:style-name="ce4"/>
          <table:table-cell table:style-name="ce9"/>
          <table:table-cell table:style-name="ce4"/>
          <table:table-cell/>
        </table:table-row>
        <table:table-row table:style-name="ro1">
          <table:table-cell table:style-name="ce5" table:number-columns-repeated="3"/>
          <table:table-cell table:style-name="ce10"/>
          <table:table-cell table:style-name="ce5"/>
          <table:table-cell table:style-name="ce10"/>
          <table:table-cell table:style-name="ce4" office:value-type="float" office:value="105385">
            <text:p>105385</text:p>
          </table:table-cell>
          <table:table-cell table:style-name="ce9" office:value-type="float" office:value="0.017">
            <text:p>0,017</text:p>
          </table:table-cell>
          <table:table-cell table:style-name="ce4" office:value-type="float" office:value="5">
            <text:p>5</text:p>
          </table:table-cell>
          <table:table-cell table:style-name="ce5"/>
          <table:table-cell table:style-name="ce10"/>
          <table:table-cell table:style-name="ce5"/>
          <table:table-cell/>
        </table:table-row>
        <table:table-row table:style-name="ro1">
          <table:table-cell table:style-name="ce6" office:value-type="string">
            <text:p>Médias</text:p>
          </table:table-cell>
          <table:table-cell table:style-name="ce6"/>
          <table:table-cell table:style-name="ce6" table:formula="of:=[.C75]" office:value-type="float" office:value="134798">
            <text:p>134798</text:p>
          </table:table-cell>
          <table:table-cell table:style-name="ce6" table:formula="of:=[.D75]" office:value-type="float" office:value="0.05">
            <text:p>0,05</text:p>
          </table:table-cell>
          <table:table-cell table:style-name="ce6" table:formula="of:=[.E75]" office:value-type="float" office:value="97681.6">
            <text:p>97681,6</text:p>
          </table:table-cell>
          <table:table-cell table:style-name="ce11" table:formula="of:=[.F75]" office:value-type="float" office:value="5.11">
            <text:p>5,110</text:p>
          </table:table-cell>
          <table:table-cell table:style-name="ce6" table:formula="of:=MEDIAN([.G75:.G79])" office:value-type="float" office:value="102168">
            <text:p>102168</text:p>
          </table:table-cell>
          <table:table-cell table:style-name="ce13" table:formula="of:=MEDIAN([.H75:.H79])" office:value-type="float" office:value="0.032">
            <text:p>0,032</text:p>
          </table:table-cell>
          <table:table-cell table:style-name="ce6" table:formula="of:=MEDIAN([.I75:.I79])" office:value-type="float" office:value="10">
            <text:p>10</text:p>
          </table:table-cell>
          <table:table-cell table:style-name="ce6" table:formula="of:=MEDIAN([.J75:.J77])" office:value-type="float" office:value="104990">
            <text:p>104990</text:p>
          </table:table-cell>
          <table:table-cell table:style-name="ce13" table:formula="of:=MEDIAN([.K75:.K77])" office:value-type="float" office:value="34.559">
            <text:p>34,559</text:p>
          </table:table-cell>
          <table:table-cell table:style-name="ce6" table:formula="of:=MEDIAN([.L75:.L77])" office:value-type="float" office:value="13">
            <text:p>13</text:p>
          </table:table-cell>
          <table:table-cell/>
        </table:table-row>
        <table:table-row table:style-name="ro1">
          <table:table-cell table:style-name="ce7" office:value-type="string">
            <text:p>Min</text:p>
          </table:table-cell>
          <table:table-cell table:style-name="ce7"/>
          <table:table-cell table:style-name="ce6" table:formula="of:=[.C75]" office:value-type="float" office:value="134798">
            <text:p>134798</text:p>
          </table:table-cell>
          <table:table-cell table:style-name="ce6" table:formula="of:=[.D75]" office:value-type="float" office:value="0.05">
            <text:p>0,05</text:p>
          </table:table-cell>
          <table:table-cell table:style-name="ce6" table:formula="of:=[.E75]" office:value-type="float" office:value="97681.6">
            <text:p>97681,6</text:p>
          </table:table-cell>
          <table:table-cell table:style-name="ce11" table:formula="of:=[.F75]" office:value-type="float" office:value="5.11">
            <text:p>5,110</text:p>
          </table:table-cell>
          <table:table-cell table:style-name="ce12" table:formula="of:=MIN([.G75:.G79])" office:value-type="float" office:value="99502.9">
            <text:p>99502,9</text:p>
          </table:table-cell>
          <table:table-cell table:style-name="ce13" table:number-matrix-columns-spanned="1" table:number-matrix-rows-spanned="1" table:formula="of:=LOOKUP([.G81];[.G75:.G79];[.H75:.H79])" office:value-type="float" office:value="0.026">
            <text:p>0,026</text:p>
          </table:table-cell>
          <table:table-cell table:style-name="ce12" table:formula="of:=LOOKUP([.G81];[.G75:.G79];[.I75:.I79])" office:value-type="float" office:value="8">
            <text:p>8</text:p>
          </table:table-cell>
          <table:table-cell table:style-name="ce12" table:formula="of:=MIN([.J75:.J77])" office:value-type="float" office:value="100117">
            <text:p>100117</text:p>
          </table:table-cell>
          <table:table-cell table:style-name="ce13" table:formula="of:=LOOKUP([.J81];[.J75:.J77];[.K75:.K77])" office:value-type="float" office:value="49.322">
            <text:p>49,322</text:p>
          </table:table-cell>
          <table:table-cell table:style-name="ce12" table:formula="of:=LOOKUP([.J81];[.J75:.J77];[.L75:.L77])" office:value-type="float" office:value="17">
            <text:p>17</text:p>
          </table:table-cell>
          <table:table-cell/>
        </table:table-row>
        <table:table-row table:style-name="ro1" table:number-rows-repeated="1048494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Comparação" table:style-name="ta1" table:print="false">
        <table:table-column table:style-name="co1" table:number-columns-repeated="7" table:default-cell-style-name="Default"/>
        <table:table-row table:style-name="ro1">
          <table:table-cell table:style-name="ce14" office:value-type="string" table:number-columns-spanned="7" table:number-rows-spanned="1">
            <text:p>Melhores Resultados</text:p>
          </table:table-cell>
          <table:covered-table-cell table:style-name="ce14"/>
          <table:covered-table-cell/>
          <table:covered-table-cell table:style-name="ce14"/>
          <table:covered-table-cell/>
          <table:covered-table-cell table:style-name="ce14"/>
          <table:covered-table-cell table:style-name="ce14"/>
        </table:table-row>
        <table:table-row table:style-name="ro1">
          <table:table-cell office:value-type="string">
            <text:p>Instância</text:p>
          </table:table-cell>
          <table:table-cell table:style-name="ce14" office:value-type="string" table:number-columns-spanned="2" table:number-rows-spanned="1">
            <text:p>Negreiros</text:p>
          </table:table-cell>
          <table:covered-table-cell/>
          <table:table-cell table:style-name="ce14" office:value-type="string" table:number-columns-spanned="2" table:number-rows-spanned="1">
            <text:p>Lorena</text:p>
          </table:table-cell>
          <table:covered-table-cell/>
          <table:table-cell table:style-name="ce14" office:value-type="string" table:number-columns-spanned="2" table:number-rows-spanned="1">
            <text:p>Me</text:p>
          </table:table-cell>
          <table:covered-table-cell table:style-name="ce14"/>
        </table:table-row>
        <table:table-row table:style-name="ro1">
          <table:table-cell/>
          <table:table-cell office:value-type="string">
            <text:p>Valor</text:p>
          </table:table-cell>
          <table:table-cell office:value-type="string">
            <text:p>tempo</text:p>
          </table:table-cell>
          <table:table-cell office:value-type="string">
            <text:p>Valor</text:p>
          </table:table-cell>
          <table:table-cell office:value-type="string">
            <text:p>tempo</text:p>
          </table:table-cell>
          <table:table-cell office:value-type="string">
            <text:p>Valor</text:p>
          </table:table-cell>
          <table:table-cell office:value-type="string">
            <text:p>tempo</text:p>
          </table:table-cell>
        </table:table-row>
        <table:table-row table:style-name="ro1">
          <table:table-cell office:value-type="string">
            <text:p>SJC1</text:p>
          </table:table-cell>
          <table:table-cell table:formula="of:=MIN([Negreiros_palhano.B2:.C2])" office:value-type="float" office:value="17288.99">
            <text:p>17288,99</text:p>
          </table:table-cell>
          <table:table-cell table:formula="of:=[Negreiros_palhano.D2]" office:value-type="float" office:value="0.02">
            <text:p>0,02</text:p>
          </table:table-cell>
          <table:table-cell table:formula="of:=MIN([Lorena_senne.C2:.D2])" office:value-type="float" office:value="17252.12">
            <text:p>17252,12</text:p>
          </table:table-cell>
          <table:table-cell table:formula="of:=[Lorena_senne.E2]" office:value-type="float" office:value="68.62">
            <text:p>68,62</text:p>
          </table:table-cell>
          <table:table-cell table:formula="of:=MIN([my_results.C14];[my_results.E14];[my_results.G14])" office:value-type="float" office:value="18193.2">
            <text:p>18193,2</text:p>
          </table:table-cell>
          <table:table-cell table:formula="of:=[my_results.F14]" office:value-type="float" office:value="0.085">
            <text:p>0,09</text:p>
          </table:table-cell>
        </table:table-row>
        <table:table-row table:style-name="ro1">
          <table:table-cell office:value-type="string">
            <text:p>SJC2</text:p>
          </table:table-cell>
          <table:table-cell table:formula="of:=MIN([Negreiros_palhano.B3:.C3])" office:value-type="float" office:value="33370.2">
            <text:p>33370,2</text:p>
          </table:table-cell>
          <table:table-cell table:formula="of:=[Negreiros_palhano.D3]" office:value-type="float" office:value="0.02">
            <text:p>0,02</text:p>
          </table:table-cell>
          <table:table-cell table:formula="of:=MIN([Lorena_senne.C3:.D3])" office:value-type="float" office:value="33223.66">
            <text:p>33223,66</text:p>
          </table:table-cell>
          <table:table-cell table:formula="of:=[Lorena_senne.E3]" office:value-type="float" office:value="2083.92">
            <text:p>2083,92</text:p>
          </table:table-cell>
          <table:table-cell table:formula="of:=MIN([my_results.C26];[my_results.E26];[my_results.G26];[my_results.J26])" office:value-type="float" office:value="34520.4">
            <text:p>34520,4</text:p>
          </table:table-cell>
          <table:table-cell table:formula="of:=[my_results.F26]" office:value-type="float" office:value="0.393">
            <text:p>0,39</text:p>
          </table:table-cell>
        </table:table-row>
        <table:table-row table:style-name="ro1">
          <table:table-cell office:value-type="string">
            <text:p>SJC3a</text:p>
          </table:table-cell>
          <table:table-cell table:formula="of:=MIN([Negreiros_palhano.B4:.C4])" office:value-type="float" office:value="45335.16">
            <text:p>45335,16</text:p>
          </table:table-cell>
          <table:table-cell table:formula="of:=[Negreiros_palhano.D4]" office:value-type="float" office:value="0.078">
            <text:p>0,08</text:p>
          </table:table-cell>
          <table:table-cell table:formula="of:=MIN([Lorena_senne.C4:.D4])" office:value-type="float" office:value="45313.43">
            <text:p>45313,43</text:p>
          </table:table-cell>
          <table:table-cell table:formula="of:=[Lorena_senne.E4]" office:value-type="float" office:value="2604.92">
            <text:p>2604,92</text:p>
          </table:table-cell>
          <table:table-cell table:formula="of:=MIN([my_results.C38];[my_results.E38];[my_results.G38];[my_results.J38])" office:value-type="float" office:value="47976.7">
            <text:p>47976,7</text:p>
          </table:table-cell>
          <table:table-cell table:formula="of:=[my_results.F38]" office:value-type="float" office:value="1.678">
            <text:p>1,68</text:p>
          </table:table-cell>
        </table:table-row>
        <table:table-row table:style-name="ro1">
          <table:table-cell office:value-type="string">
            <text:p>SJC3b</text:p>
          </table:table-cell>
          <table:table-cell table:formula="of:=MIN([Negreiros_palhano.B5:.C5])" office:value-type="float" office:value="0">
            <text:p>0</text:p>
          </table:table-cell>
          <table:table-cell table:formula="of:=[Negreiros_palhano.D5]" office:value-type="float" office:value="0">
            <text:p>0</text:p>
          </table:table-cell>
          <table:table-cell table:formula="of:=MIN([Lorena_senne.C5:.D5])" office:value-type="float" office:value="40634.91">
            <text:p>40634,91</text:p>
          </table:table-cell>
          <table:table-cell table:formula="of:=[Lorena_senne.E5]" office:value-type="float" office:value="867.68">
            <text:p>867,68</text:p>
          </table:table-cell>
          <table:table-cell table:formula="of:=MIN([my_results.C50];[my_results.E50];[my_results.G50];[my_results.J50])" office:value-type="float" office:value="42329">
            <text:p>42329</text:p>
          </table:table-cell>
          <table:table-cell table:formula="of:=[my_results.K50]" office:value-type="float" office:value="50.773">
            <text:p>50,77</text:p>
          </table:table-cell>
        </table:table-row>
        <table:table-row table:style-name="ro1">
          <table:table-cell office:value-type="string">
            <text:p>SJC4a</text:p>
          </table:table-cell>
          <table:table-cell table:formula="of:=MIN([Negreiros_palhano.B6:.C6])" office:value-type="float" office:value="62026.94">
            <text:p>62026,94</text:p>
          </table:table-cell>
          <table:table-cell table:formula="of:=[Negreiros_palhano.D6]" office:value-type="float" office:value="0.078">
            <text:p>0,08</text:p>
          </table:table-cell>
          <table:table-cell table:formula="of:=MIN([Lorena_senne.C6:.D6])" office:value-type="float" office:value="61842.49">
            <text:p>61842,49</text:p>
          </table:table-cell>
          <table:table-cell table:formula="of:=[Lorena_senne.E6]" office:value-type="float" office:value="27717.11">
            <text:p>27717,11</text:p>
          </table:table-cell>
          <table:table-cell table:formula="of:=MIN([my_results.C62];[my_results.E62];[my_results.G62];[my_results.J62])" office:value-type="float" office:value="65655.4">
            <text:p>65655,4</text:p>
          </table:table-cell>
          <table:table-cell table:formula="of:=[my_results.F62]" office:value-type="float" office:value="6.396">
            <text:p>6,4</text:p>
          </table:table-cell>
        </table:table-row>
        <table:table-row table:style-name="ro1">
          <table:table-cell office:value-type="string">
            <text:p>SJC4b</text:p>
          </table:table-cell>
          <table:table-cell table:formula="of:=MIN([Negreiros_palhano.B7:.C7])" office:value-type="float" office:value="0">
            <text:p>0</text:p>
          </table:table-cell>
          <table:table-cell table:formula="of:=[Negreiros_palhano.D7]" office:value-type="float" office:value="0">
            <text:p>0</text:p>
          </table:table-cell>
          <table:table-cell table:formula="of:=MIN([Lorena_senne.C7:.D7])" office:value-type="float" office:value="52396.54">
            <text:p>52396,54</text:p>
          </table:table-cell>
          <table:table-cell table:formula="of:=[Lorena_senne.E7]" office:value-type="float" office:value="4649.47">
            <text:p>4649,47</text:p>
          </table:table-cell>
          <table:table-cell table:formula="of:=MIN([my_results.C74];[my_results.E74];[my_results.G74];[my_results.J74])" office:value-type="float" office:value="54077.1">
            <text:p>54077,1</text:p>
          </table:table-cell>
          <table:table-cell table:formula="of:=[my_results.F74]" office:value-type="float" office:value="6.254">
            <text:p>6,25</text:p>
          </table:table-cell>
        </table:table-row>
        <table:table-row table:style-name="ro1">
          <table:table-cell office:value-type="string">
            <text:p>SJC5</text:p>
          </table:table-cell>
          <table:table-cell table:formula="of:=MIN([Negreiros_palhano.B8:.C8])" office:value-type="float" office:value="0">
            <text:p>0</text:p>
          </table:table-cell>
          <table:table-cell table:formula="of:=[Negreiros_palhano.D8]" office:value-type="float" office:value="0">
            <text:p>0</text:p>
          </table:table-cell>
          <table:table-cell table:formula="of:=MIN([Lorena_senne.C8:.D8])" office:value-type="float" office:value="0">
            <text:p>0</text:p>
          </table:table-cell>
          <table:table-cell table:formula="of:=[Lorena_senne.E8]" office:value-type="float" office:value="0">
            <text:p>0</text:p>
          </table:table-cell>
          <table:table-cell table:formula="of:=MIN([my_results.C81];[my_results.E81];[my_results.G81];[my_results.J81])" office:value-type="float" office:value="97681.6">
            <text:p>97681,6</text:p>
          </table:table-cell>
          <table:table-cell table:formula="of:=[my_results.F81]" office:value-type="float" office:value="5.11">
            <text:p>5,11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>
            <draw:frame table:end-cell-address="Comparação.E34" table:end-x="2.051cm" table:end-y="0.408cm" draw:z-index="1" draw:style-name="gr1" svg:width="9.908cm" svg:height="9.628cm" svg:x="1.175cm" svg:y="0.227cm">
              <draw:object draw:notify-on-update-of-ranges="Comparação.A3:Comparação.A10 Comparação.B2:Comparação.B2 Comparação.C3:Comparação.C10 Comparação.D2:Comparação.D2 Comparação.E3:Comparação.E10 Comparação.F2:Comparação.F2 Comparação.G3:Comparação.G10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3"/>
          <table:table-cell>
            <draw:frame table:end-cell-address="Comparação.I35" table:end-x="2.028cm" table:end-y="0.204cm" draw:z-index="0" draw:style-name="gr1" svg:width="8.955cm" svg:height="10.024cm" svg:x="2.106cm" svg:y="0.077cm">
              <draw:object draw:notify-on-update-of-ranges="Comparação.A3:Comparação.A10 Comparação.B2:Comparação.B2 Comparação.B3:Comparação.B10 Comparação.D2:Comparação.D2 Comparação.D3:Comparação.D10 Comparação.F2:Comparação.F2 Comparação.F3:Comparação.F10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2"/>
        </table:table-row>
      </table:table>
      <table:database-ranges>
        <table:database-range table:target-range-address="my_results.G3:my_results.I1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PH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PH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4" number:min-integer-digits="1"/>
    </number:number-style>
    <number:number-style style:name="N108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18">18/04/2010</text:date>, <text:time>20:29:5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4-17T17:41:01</meta:creation-date>
    <dc:date>2010-04-18T20:27:27</dc:date>
    <meta:editing-duration>PT09H06M22S</meta:editing-duration>
    <meta:editing-cycles>14</meta:editing-cycles>
    <meta:generator>OpenOffice.org/3.1$Linux OpenOffice.org_project/310m19$Build-9420</meta:generator>
    <meta:document-statistic meta:table-count="4" meta:cell-count="682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vertical="true" chart:connect-bars="false" chart:include-hidden-cells="false" chart:auto-position="true" chart:auto-size="true" chart:treat-empty-cells="leave-gap" chart:sort-by-x-value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inimum="17000" chart:maximum="30000" chart:interval-major="5000" chart:reverse-direction="false" text:line-break="false" chart:visible="true" chart:axis-position="1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data-label-number="value" chart:data-label-text="false" chart:data-label-symbol="false" chart:pie-offset="50"/>
      <style:graphic-properties draw:stroke="solid" draw:fill-color="#ff420e" dr3d:edge-rounding="0%"/>
      <style:text-properties fo:font-size="6pt" style:font-size-asian="6pt" style:font-size-complex="6pt"/>
    </style:style>
    <style:style style:name="ch8" style:family="chart">
      <style:chart-properties chart:data-label-number="value" chart:data-label-text="false" chart:data-label-symbol="false"/>
      <style:graphic-properties draw:stroke="solid" draw:fill-color="#579d1c" dr3d:edge-rounding="0%"/>
      <style:text-properties fo:font-size="6pt" style:font-size-asian="6pt" style:font-size-complex="6pt"/>
    </style:style>
    <style:style style:name="ch9" style:family="chart">
      <style:chart-properties chart:data-label-number="value" chart:data-label-text="false" chart:data-label-symbol="false"/>
      <style:graphic-properties draw:stroke="solid" draw:fill-color="#83caff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9.325cm" svg:height="5.284cm" chart:class="chart:bar" chart:style-name="ch1">
        <chart:legend chart:legend-position="end" svg:x="7.431cm" svg:y="1.985cm" chart:style-name="ch2"/>
        <chart:plot-area chart:style-name="ch3" table:cell-range-address="my_results.A13:my_results.A14 my_results.C1:my_results.C1 my_results.C13:my_results.C14 my_results.E1:my_results.E1 my_results.E13:my_results.E14 my_results.G1:my_results.G1 my_results.G13:my_results.G14" chart:data-source-has-labels="both" svg:x="0.186cm" svg:y="0.105cm" svg:width="7.06cm" svg:height="4.969cm">
          <chart:axis chart:dimension="x" chart:name="primary-x" chart:style-name="ch4">
            <chart:categories table:cell-range-address="my_results.A13:my_results.A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y_results.C13:my_results.C14" chart:label-cell-address="my_results.C1:my_results.C1" chart:class="chart:bar">
            <chart:data-point chart:repeated="2"/>
          </chart:series>
          <chart:series chart:style-name="ch8" chart:values-cell-range-address="my_results.E13:my_results.E14" chart:label-cell-address="my_results.E1:my_results.E1" chart:class="chart:bar">
            <chart:data-point chart:repeated="2"/>
          </chart:series>
          <chart:series chart:style-name="ch9" chart:values-cell-range-address="my_results.G13:my_results.G14" chart:label-cell-address="my_results.G1:my_results.G1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y_results.C1:my_results.C1">Farthest</text:p>
              </table:table-cell>
              <table:table-cell office:value-type="string">
                <text:p text:id="my_results.E1:my_results.E1">Density</text:p>
              </table:table-cell>
              <table:table-cell office:value-type="string">
                <text:p text:id="my_results.G1:my_results.G1">Hmeans</text:p>
              </table:table-cell>
            </table:table-row>
          </table:table-header-rows>
          <table:table-rows>
            <table:table-row>
              <table:table-cell office:value-type="string">
                <text:p text:id="my_results.A13:my_results.A14">Médias</text:p>
              </table:table-cell>
              <table:table-cell office:value-type="float" office:value="25905">
                <text:p text:id="my_results.C13:my_results.C14">25905</text:p>
              </table:table-cell>
              <table:table-cell office:value-type="float" office:value="18193.2">
                <text:p text:id="my_results.E13:my_results.E14">18193.2</text:p>
              </table:table-cell>
              <table:table-cell office:value-type="float" office:value="19939.15">
                <text:p text:id="my_results.G13:my_results.G14">19939.15</text:p>
              </table:table-cell>
            </table:table-row>
            <table:table-row>
              <table:table-cell office:value-type="string">
                <text:p>Min</text:p>
              </table:table-cell>
              <table:table-cell office:value-type="float" office:value="25905">
                <text:p>25905</text:p>
              </table:table-cell>
              <table:table-cell office:value-type="float" office:value="18193.2">
                <text:p>18193.2</text:p>
              </table:table-cell>
              <table:table-cell office:value-type="float" office:value="19169.4">
                <text:p>19169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vertical="true" chart:connect-bars="false" chart:include-hidden-cells="false" chart:auto-position="true" chart:auto-size="true" chart:treat-empty-cells="leave-gap" chart:spline-order="3" chart:sort-by-x-value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inimum="33000" chart:maximum="55000" chart:reverse-direction="false" text:line-break="false" chart:visible="true" chart:axis-position="1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 chart:data-label-number="value" chart:data-label-text="false" chart:data-label-symbol="false" chart:pie-offset="50"/>
      <style:graphic-properties draw:fill-color="#ff420e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 chart:data-label-number="value" chart:data-label-text="false" chart:data-label-symbol="false"/>
      <style:graphic-properties draw:fill-color="#579d1c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draw:fill-color="#ffd320"/>
      <style:text-properties fo:font-size="6pt" style:font-size-asian="6pt" style:font-size-complex="6pt"/>
    </style:style>
    <style:style style:name="ch10" style:family="chart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draw:fill-color="#579d1c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9.172cm" svg:height="4.882cm" chart:class="chart:bar" chart:style-name="ch1">
        <chart:legend chart:legend-position="end" svg:x="7.281cm" svg:y="1.597cm" chart:style-name="ch2"/>
        <chart:plot-area chart:style-name="ch3" table:cell-range-address="my_results.A25:my_results.A26 my_results.C1:my_results.C1 my_results.C25:my_results.C26 my_results.E1:my_results.E1 my_results.E25:my_results.E26 my_results.G1:my_results.G1 my_results.G25:my_results.G26 my_results.J1:my_results.J1 my_results.J25:my_results.J26" chart:data-source-has-labels="both" svg:x="0.183cm" svg:y="0.097cm" svg:width="6.916cm" svg:height="4.591cm">
          <chart:axis chart:dimension="x" chart:name="primary-x" chart:style-name="ch4">
            <chart:categories table:cell-range-address="my_results.A25:my_results.A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y_results.C25:my_results.C26" chart:label-cell-address="my_results.C1:my_results.C1" chart:class="chart:bar">
            <chart:data-point chart:repeated="2"/>
          </chart:series>
          <chart:series chart:style-name="ch8" chart:values-cell-range-address="my_results.E25:my_results.E26" chart:label-cell-address="my_results.E1:my_results.E1" chart:class="chart:bar">
            <chart:data-point chart:repeated="2"/>
          </chart:series>
          <chart:series chart:style-name="ch9" chart:values-cell-range-address="my_results.G25:my_results.G26" chart:label-cell-address="my_results.G1:my_results.G1" chart:class="chart:bar">
            <chart:data-point chart:repeated="2"/>
          </chart:series>
          <chart:series chart:style-name="ch10" chart:values-cell-range-address="my_results.J25:my_results.J26" chart:label-cell-address="my_results.J1:my_results.J1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y_results.C1:my_results.C1">Farthest</text:p>
              </table:table-cell>
              <table:table-cell office:value-type="string">
                <text:p text:id="my_results.E1:my_results.E1">Density</text:p>
              </table:table-cell>
              <table:table-cell office:value-type="string">
                <text:p text:id="my_results.G1:my_results.G1">Hmeans</text:p>
              </table:table-cell>
              <table:table-cell office:value-type="string">
                <text:p text:id="my_results.J1:my_results.J1">Jmeans</text:p>
              </table:table-cell>
            </table:table-row>
          </table:table-header-rows>
          <table:table-rows>
            <table:table-row>
              <table:table-cell office:value-type="string">
                <text:p text:id="my_results.A25:my_results.A26">Médias</text:p>
              </table:table-cell>
              <table:table-cell office:value-type="float" office:value="52121.3">
                <text:p text:id="my_results.C25:my_results.C26">52121.3</text:p>
              </table:table-cell>
              <table:table-cell office:value-type="float" office:value="34520.4">
                <text:p text:id="my_results.E25:my_results.E26">34520.4</text:p>
              </table:table-cell>
              <table:table-cell office:value-type="float" office:value="36346.15">
                <text:p text:id="my_results.G25:my_results.G26">36346.15</text:p>
              </table:table-cell>
              <table:table-cell office:value-type="float" office:value="35788.95">
                <text:p text:id="my_results.J25:my_results.J26">35788.95</text:p>
              </table:table-cell>
            </table:table-row>
            <table:table-row>
              <table:table-cell office:value-type="string">
                <text:p>Min</text:p>
              </table:table-cell>
              <table:table-cell office:value-type="float" office:value="52121.3">
                <text:p>52121.3</text:p>
              </table:table-cell>
              <table:table-cell office:value-type="float" office:value="34520.4">
                <text:p>34520.4</text:p>
              </table:table-cell>
              <table:table-cell office:value-type="float" office:value="35179.5">
                <text:p>35179.5</text:p>
              </table:table-cell>
              <table:table-cell office:value-type="float" office:value="34591.2">
                <text:p>34591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vertical="true" chart:connect-bars="false" chart:include-hidden-cells="false" chart:auto-position="true" chart:auto-size="true" chart:treat-empty-cells="leave-gap" chart:spline-order="3" chart:sort-by-x-value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inimum="45000" chart:reverse-direction="false" text:line-break="false" chart:visible="true" chart:axis-position="1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data-label-number="value" chart:data-label-text="false" chart:data-label-symbol="false"/>
      <style:graphic-properties draw:fill-color="#aecf00"/>
      <style:text-properties fo:font-size="6pt" style:font-size-asian="6pt" style:font-size-complex="6pt"/>
    </style:style>
    <style:style style:name="ch8" style:family="chart">
      <style:chart-properties chart:data-label-number="value" chart:data-label-text="false" chart:data-label-symbol="false"/>
      <style:graphic-properties draw:fill-color="#579d1c"/>
      <style:text-properties fo:font-size="6pt" style:font-size-asian="6pt" style:font-size-complex="6pt"/>
    </style:style>
    <style:style style:name="ch9" style:family="chart">
      <style:chart-properties chart:data-label-number="value" chart:data-label-text="false" chart:data-label-symbol="false"/>
      <style:graphic-properties draw:fill-color="#83caff"/>
      <style:text-properties fo:font-size="6pt" style:font-size-asian="6pt" style:font-size-complex="6pt"/>
    </style:style>
    <style:style style:name="ch10" style:family="chart">
      <style:chart-properties chart:data-label-number="value" chart:data-label-text="false" chart:data-label-symbol="false"/>
      <style:graphic-properties draw:fill-color="#4b1f6f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9.172cm" svg:height="4.882cm" chart:class="chart:bar" chart:style-name="ch1">
        <chart:legend chart:legend-position="end" svg:x="7.281cm" svg:y="1.597cm" chart:style-name="ch2"/>
        <chart:plot-area chart:style-name="ch3" table:cell-range-address="my_results.A37:my_results.A38 my_results.C1:my_results.C1 my_results.C37:my_results.C38 my_results.E1:my_results.E1 my_results.E37:my_results.E38 my_results.G1:my_results.G1 my_results.G37:my_results.G38 my_results.J1:my_results.J1 my_results.J37:my_results.J38" chart:data-source-has-labels="both" svg:x="0.183cm" svg:y="0.097cm" svg:width="6.916cm" svg:height="4.591cm">
          <chart:axis chart:dimension="x" chart:name="primary-x" chart:style-name="ch4">
            <chart:categories table:cell-range-address="my_results.A37:my_results.A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y_results.C37:my_results.C38" chart:label-cell-address="my_results.C1:my_results.C1" chart:class="chart:bar">
            <chart:data-point chart:repeated="2"/>
          </chart:series>
          <chart:series chart:style-name="ch8" chart:values-cell-range-address="my_results.E37:my_results.E38" chart:label-cell-address="my_results.E1:my_results.E1" chart:class="chart:bar">
            <chart:data-point chart:repeated="2"/>
          </chart:series>
          <chart:series chart:style-name="ch9" chart:values-cell-range-address="my_results.G37:my_results.G38" chart:label-cell-address="my_results.G1:my_results.G1" chart:class="chart:bar">
            <chart:data-point chart:repeated="2"/>
          </chart:series>
          <chart:series chart:style-name="ch10" chart:values-cell-range-address="my_results.J37:my_results.J38" chart:label-cell-address="my_results.J1:my_results.J1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y_results.C1:my_results.C1">Farthest</text:p>
              </table:table-cell>
              <table:table-cell office:value-type="string">
                <text:p text:id="my_results.E1:my_results.E1">Density</text:p>
              </table:table-cell>
              <table:table-cell office:value-type="string">
                <text:p text:id="my_results.G1:my_results.G1">Hmeans</text:p>
              </table:table-cell>
              <table:table-cell office:value-type="string">
                <text:p text:id="my_results.J1:my_results.J1">Jmeans</text:p>
              </table:table-cell>
            </table:table-row>
          </table:table-header-rows>
          <table:table-rows>
            <table:table-row>
              <table:table-cell office:value-type="string">
                <text:p text:id="my_results.A37:my_results.A38">Médias</text:p>
              </table:table-cell>
              <table:table-cell office:value-type="float" office:value="76345.3">
                <text:p text:id="my_results.C37:my_results.C38">76345.3</text:p>
              </table:table-cell>
              <table:table-cell office:value-type="float" office:value="47976.7">
                <text:p text:id="my_results.E37:my_results.E38">47976.7</text:p>
              </table:table-cell>
              <table:table-cell office:value-type="float" office:value="50352.15">
                <text:p text:id="my_results.G37:my_results.G38">50352.15</text:p>
              </table:table-cell>
              <table:table-cell office:value-type="float" office:value="49726.15">
                <text:p text:id="my_results.J37:my_results.J38">49726.15</text:p>
              </table:table-cell>
            </table:table-row>
            <table:table-row>
              <table:table-cell office:value-type="string">
                <text:p>Min</text:p>
              </table:table-cell>
              <table:table-cell office:value-type="float" office:value="76345.3">
                <text:p>76345.3</text:p>
              </table:table-cell>
              <table:table-cell office:value-type="float" office:value="47976.7">
                <text:p>47976.7</text:p>
              </table:table-cell>
              <table:table-cell office:value-type="float" office:value="49231.8">
                <text:p>49231.8</text:p>
              </table:table-cell>
              <table:table-cell office:value-type="float" office:value="48140.4">
                <text:p>48140.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vertical="true" chart:connect-bars="false" chart:include-hidden-cells="false" chart:auto-position="true" chart:auto-size="true" chart:treat-empty-cells="leave-gap" chart:spline-order="3" chart:sort-by-x-value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inimum="40000" chart:interval-major="10000" chart:reverse-direction="false" text:line-break="false" chart:visible="true" chart:axis-position="1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data-label-number="value" chart:data-label-text="false" chart:data-label-symbol="false"/>
      <style:graphic-properties draw:fill-color="#aecf00"/>
      <style:text-properties fo:font-size="6pt" style:font-size-asian="6pt" style:font-size-complex="6pt"/>
    </style:style>
    <style:style style:name="ch8" style:family="chart">
      <style:chart-properties chart:data-label-number="value" chart:data-label-text="false" chart:data-label-symbol="false"/>
      <style:graphic-properties draw:fill-color="#579d1c"/>
      <style:text-properties fo:font-size="6pt" style:font-size-asian="6pt" style:font-size-complex="6pt"/>
    </style:style>
    <style:style style:name="ch9" style:family="chart">
      <style:chart-properties chart:data-label-number="value" chart:data-label-text="false" chart:data-label-symbol="false"/>
      <style:graphic-properties draw:fill-color="#83caff"/>
      <style:text-properties fo:font-size="6pt" style:font-size-asian="6pt" style:font-size-complex="6pt"/>
    </style:style>
    <style:style style:name="ch10" style:family="chart">
      <style:chart-properties chart:data-label-number="value" chart:data-label-text="false" chart:data-label-symbol="false"/>
      <style:graphic-properties draw:fill-color="#4b1f6f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9.172cm" svg:height="5.375cm" chart:class="chart:bar" chart:style-name="ch1">
        <chart:legend chart:legend-position="end" svg:x="7.281cm" svg:y="1.843cm" chart:style-name="ch2"/>
        <chart:plot-area chart:style-name="ch3" table:cell-range-address="my_results.A37:my_results.A38 my_results.C1:my_results.C1 my_results.C49:my_results.C50 my_results.E1:my_results.E1 my_results.E49:my_results.E50 my_results.G1:my_results.G1 my_results.G49:my_results.G50 my_results.J1:my_results.J1 my_results.J49:my_results.J50" chart:data-source-has-labels="both" svg:x="0.183cm" svg:y="0.107cm" svg:width="6.916cm" svg:height="5.054cm">
          <chart:axis chart:dimension="x" chart:name="primary-x" chart:style-name="ch4">
            <chart:categories table:cell-range-address="my_results.A37:my_results.A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y_results.C49:my_results.C50" chart:label-cell-address="my_results.C1:my_results.C1" chart:class="chart:bar">
            <chart:data-point chart:repeated="2"/>
          </chart:series>
          <chart:series chart:style-name="ch8" chart:values-cell-range-address="my_results.E49:my_results.E50" chart:label-cell-address="my_results.E1:my_results.E1" chart:class="chart:bar">
            <chart:data-point chart:repeated="2"/>
          </chart:series>
          <chart:series chart:style-name="ch9" chart:values-cell-range-address="my_results.G49:my_results.G50" chart:label-cell-address="my_results.G1:my_results.G1" chart:class="chart:bar">
            <chart:data-point chart:repeated="2"/>
          </chart:series>
          <chart:series chart:style-name="ch10" chart:values-cell-range-address="my_results.J49:my_results.J50" chart:label-cell-address="my_results.J1:my_results.J1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y_results.C1:my_results.C1">Farthest</text:p>
              </table:table-cell>
              <table:table-cell office:value-type="string">
                <text:p text:id="my_results.E1:my_results.E1">Density</text:p>
              </table:table-cell>
              <table:table-cell office:value-type="string">
                <text:p text:id="my_results.G1:my_results.G1">Hmeans</text:p>
              </table:table-cell>
              <table:table-cell office:value-type="string">
                <text:p text:id="my_results.J1:my_results.J1">Jmeans</text:p>
              </table:table-cell>
            </table:table-row>
          </table:table-header-rows>
          <table:table-rows>
            <table:table-row>
              <table:table-cell office:value-type="string">
                <text:p text:id="my_results.A37:my_results.A38">Médias</text:p>
              </table:table-cell>
              <table:table-cell office:value-type="float" office:value="69956.2">
                <text:p text:id="my_results.C49:my_results.C50">69956.2</text:p>
              </table:table-cell>
              <table:table-cell office:value-type="float" office:value="42501.7">
                <text:p text:id="my_results.E49:my_results.E50">42501.7</text:p>
              </table:table-cell>
              <table:table-cell office:value-type="float" office:value="45658.6">
                <text:p text:id="my_results.G49:my_results.G50">45658.6</text:p>
              </table:table-cell>
              <table:table-cell office:value-type="float" office:value="44061.55">
                <text:p text:id="my_results.J49:my_results.J50">44061.55</text:p>
              </table:table-cell>
            </table:table-row>
            <table:table-row>
              <table:table-cell office:value-type="string">
                <text:p>Min</text:p>
              </table:table-cell>
              <table:table-cell office:value-type="float" office:value="69956.2">
                <text:p>69956.2</text:p>
              </table:table-cell>
              <table:table-cell office:value-type="float" office:value="42501.7">
                <text:p>42501.7</text:p>
              </table:table-cell>
              <table:table-cell office:value-type="float" office:value="42607.4">
                <text:p>42607.4</text:p>
              </table:table-cell>
              <table:table-cell office:value-type="float" office:value="42329">
                <text:p>4232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vertical="true" chart:connect-bars="false" chart:include-hidden-cells="false" chart:auto-position="true" chart:auto-size="true" chart:treat-empty-cells="leave-gap" chart:spline-order="3" chart:sort-by-x-value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inimum="60000" chart:interval-major="10000" chart:reverse-direction="false" text:line-break="false" chart:visible="true" chart:axis-position="1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data-label-number="value" chart:data-label-text="false" chart:data-label-symbol="false"/>
      <style:graphic-properties draw:fill-color="#aecf00"/>
      <style:text-properties fo:font-size="6pt" style:font-size-asian="6pt" style:font-size-complex="6pt"/>
    </style:style>
    <style:style style:name="ch8" style:family="chart">
      <style:chart-properties chart:data-label-number="value" chart:data-label-text="false" chart:data-label-symbol="false"/>
      <style:graphic-properties draw:fill-color="#579d1c"/>
      <style:text-properties fo:font-size="6pt" style:font-size-asian="6pt" style:font-size-complex="6pt"/>
    </style:style>
    <style:style style:name="ch9" style:family="chart">
      <style:chart-properties chart:data-label-number="value" chart:data-label-text="false" chart:data-label-symbol="false"/>
      <style:graphic-properties draw:fill-color="#83caff"/>
      <style:text-properties fo:font-size="6pt" style:font-size-asian="6pt" style:font-size-complex="6pt"/>
    </style:style>
    <style:style style:name="ch10" style:family="chart">
      <style:chart-properties chart:data-label-number="value" chart:data-label-text="false" chart:data-label-symbol="false"/>
      <style:graphic-properties draw:fill-color="#4b1f6f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9.172cm" svg:height="5.375cm" chart:class="chart:bar" chart:style-name="ch1">
        <chart:legend chart:legend-position="end" svg:x="7.281cm" svg:y="1.843cm" chart:style-name="ch2"/>
        <chart:plot-area chart:style-name="ch3" table:cell-range-address="my_results.A61:my_results.A62 my_results.C1:my_results.C1 my_results.C61:my_results.C62 my_results.E1:my_results.E1 my_results.E61:my_results.E62 my_results.G1:my_results.G1 my_results.G61:my_results.G62 my_results.J1:my_results.J1 my_results.J61:my_results.J62" chart:data-source-has-labels="both" svg:x="0.183cm" svg:y="0.107cm" svg:width="6.916cm" svg:height="5.054cm">
          <chart:axis chart:dimension="x" chart:name="primary-x" chart:style-name="ch4">
            <chart:categories table:cell-range-address="my_results.A61:my_results.A6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y_results.C61:my_results.C62" chart:label-cell-address="my_results.C1:my_results.C1" chart:class="chart:bar">
            <chart:data-point chart:repeated="2"/>
          </chart:series>
          <chart:series chart:style-name="ch8" chart:values-cell-range-address="my_results.E61:my_results.E62" chart:label-cell-address="my_results.E1:my_results.E1" chart:class="chart:bar">
            <chart:data-point chart:repeated="2"/>
          </chart:series>
          <chart:series chart:style-name="ch9" chart:values-cell-range-address="my_results.G61:my_results.G62" chart:label-cell-address="my_results.G1:my_results.G1" chart:class="chart:bar">
            <chart:data-point chart:repeated="2"/>
          </chart:series>
          <chart:series chart:style-name="ch10" chart:values-cell-range-address="my_results.J61:my_results.J62" chart:label-cell-address="my_results.J1:my_results.J1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y_results.C1:my_results.C1">Farthest</text:p>
              </table:table-cell>
              <table:table-cell office:value-type="string">
                <text:p text:id="my_results.E1:my_results.E1">Density</text:p>
              </table:table-cell>
              <table:table-cell office:value-type="string">
                <text:p text:id="my_results.G1:my_results.G1">Hmeans</text:p>
              </table:table-cell>
              <table:table-cell office:value-type="string">
                <text:p text:id="my_results.J1:my_results.J1">Jmeans</text:p>
              </table:table-cell>
            </table:table-row>
          </table:table-header-rows>
          <table:table-rows>
            <table:table-row>
              <table:table-cell office:value-type="string">
                <text:p text:id="my_results.A61:my_results.A62">Médias</text:p>
              </table:table-cell>
              <table:table-cell office:value-type="float" office:value="103171">
                <text:p text:id="my_results.C61:my_results.C62">103171</text:p>
              </table:table-cell>
              <table:table-cell office:value-type="float" office:value="65655.4">
                <text:p text:id="my_results.E61:my_results.E62">65655.4</text:p>
              </table:table-cell>
              <table:table-cell office:value-type="float" office:value="73310.4">
                <text:p text:id="my_results.G61:my_results.G62">73310.4</text:p>
              </table:table-cell>
              <table:table-cell office:value-type="float" office:value="69349.3">
                <text:p text:id="my_results.J61:my_results.J62">69349.3</text:p>
              </table:table-cell>
            </table:table-row>
            <table:table-row>
              <table:table-cell office:value-type="string">
                <text:p>Min</text:p>
              </table:table-cell>
              <table:table-cell office:value-type="float" office:value="103171">
                <text:p>103171</text:p>
              </table:table-cell>
              <table:table-cell office:value-type="float" office:value="65655.4">
                <text:p>65655.4</text:p>
              </table:table-cell>
              <table:table-cell office:value-type="float" office:value="66763.9">
                <text:p>66763.9</text:p>
              </table:table-cell>
              <table:table-cell office:value-type="float" office:value="67595.4">
                <text:p>67595.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vertical="true" chart:connect-bars="false" chart:include-hidden-cells="false" chart:auto-position="true" chart:auto-size="true" chart:treat-empty-cells="leave-gap" chart:spline-order="3" chart:sort-by-x-value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inimum="40000" chart:interval-major="10000" chart:reverse-direction="false" text:line-break="false" chart:visible="true" chart:axis-position="1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data-label-number="value" chart:data-label-text="false" chart:data-label-symbol="false"/>
      <style:graphic-properties draw:fill-color="#aecf00"/>
      <style:text-properties fo:font-size="6pt" style:font-size-asian="6pt" style:font-size-complex="6pt"/>
    </style:style>
    <style:style style:name="ch8" style:family="chart">
      <style:chart-properties chart:data-label-number="value" chart:data-label-text="false" chart:data-label-symbol="false"/>
      <style:graphic-properties draw:fill-color="#579d1c"/>
      <style:text-properties fo:font-size="6pt" style:font-size-asian="6pt" style:font-size-complex="6pt"/>
    </style:style>
    <style:style style:name="ch9" style:family="chart">
      <style:chart-properties chart:data-label-number="value" chart:data-label-text="false" chart:data-label-symbol="false"/>
      <style:graphic-properties draw:fill-color="#83caff"/>
      <style:text-properties fo:font-size="6pt" style:font-size-asian="6pt" style:font-size-complex="6pt"/>
    </style:style>
    <style:style style:name="ch10" style:family="chart">
      <style:chart-properties chart:data-label-number="value" chart:data-label-text="false" chart:data-label-symbol="false"/>
      <style:graphic-properties draw:fill-color="#4b1f6f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9.172cm" svg:height="5.375cm" chart:class="chart:bar" chart:style-name="ch1">
        <chart:legend chart:legend-position="end" svg:x="7.281cm" svg:y="1.843cm" chart:style-name="ch2"/>
        <chart:plot-area chart:style-name="ch3" table:cell-range-address="my_results.A37:my_results.A38 my_results.C1:my_results.C1 my_results.C73:my_results.C74 my_results.E1:my_results.E1 my_results.E73:my_results.E74 my_results.G1:my_results.G1 my_results.G73:my_results.G74 my_results.J1:my_results.J1 my_results.J73:my_results.J74" chart:data-source-has-labels="both" svg:x="0.183cm" svg:y="0.107cm" svg:width="6.916cm" svg:height="5.054cm">
          <chart:axis chart:dimension="x" chart:name="primary-x" chart:style-name="ch4">
            <chart:categories table:cell-range-address="my_results.A37:my_results.A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y_results.C73:my_results.C74" chart:label-cell-address="my_results.C1:my_results.C1" chart:class="chart:bar">
            <chart:data-point chart:repeated="2"/>
          </chart:series>
          <chart:series chart:style-name="ch8" chart:values-cell-range-address="my_results.E73:my_results.E74" chart:label-cell-address="my_results.E1:my_results.E1" chart:class="chart:bar">
            <chart:data-point chart:repeated="2"/>
          </chart:series>
          <chart:series chart:style-name="ch9" chart:values-cell-range-address="my_results.G73:my_results.G74" chart:label-cell-address="my_results.G1:my_results.G1" chart:class="chart:bar">
            <chart:data-point chart:repeated="2"/>
          </chart:series>
          <chart:series chart:style-name="ch10" chart:values-cell-range-address="my_results.J73:my_results.J74" chart:label-cell-address="my_results.J1:my_results.J1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y_results.C1:my_results.C1">Farthest</text:p>
              </table:table-cell>
              <table:table-cell office:value-type="string">
                <text:p text:id="my_results.E1:my_results.E1">Density</text:p>
              </table:table-cell>
              <table:table-cell office:value-type="string">
                <text:p text:id="my_results.G1:my_results.G1">Hmeans</text:p>
              </table:table-cell>
              <table:table-cell office:value-type="string">
                <text:p text:id="my_results.J1:my_results.J1">Jmeans</text:p>
              </table:table-cell>
            </table:table-row>
          </table:table-header-rows>
          <table:table-rows>
            <table:table-row>
              <table:table-cell office:value-type="string">
                <text:p text:id="my_results.A37:my_results.A38">Médias</text:p>
              </table:table-cell>
              <table:table-cell office:value-type="float" office:value="92948.9">
                <text:p text:id="my_results.C73:my_results.C74">92948.9</text:p>
              </table:table-cell>
              <table:table-cell office:value-type="float" office:value="54077.1">
                <text:p text:id="my_results.E73:my_results.E74">54077.1</text:p>
              </table:table-cell>
              <table:table-cell office:value-type="float" office:value="59922.2">
                <text:p text:id="my_results.G73:my_results.G74">59922.2</text:p>
              </table:table-cell>
              <table:table-cell office:value-type="float" office:value="56761.5">
                <text:p text:id="my_results.J73:my_results.J74">56761.5</text:p>
              </table:table-cell>
            </table:table-row>
            <table:table-row>
              <table:table-cell office:value-type="string">
                <text:p>Min</text:p>
              </table:table-cell>
              <table:table-cell office:value-type="float" office:value="92948.9">
                <text:p>92948.9</text:p>
              </table:table-cell>
              <table:table-cell office:value-type="float" office:value="54077.1">
                <text:p>54077.1</text:p>
              </table:table-cell>
              <table:table-cell office:value-type="float" office:value="57092.1">
                <text:p>57092.1</text:p>
              </table:table-cell>
              <table:table-cell office:value-type="float" office:value="55412.2">
                <text:p>55412.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vertical="true" chart:connect-bars="false" chart:include-hidden-cells="false" chart:auto-position="true" chart:auto-size="true" chart:treat-empty-cells="leave-gap" chart:spline-order="3" chart:sort-by-x-value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inimum="95000" chart:interval-major="10000" chart:reverse-direction="false" text:line-break="false" chart:visible="true" chart:axis-position="1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data-label-number="value" chart:data-label-text="false" chart:data-label-symbol="false"/>
      <style:graphic-properties draw:fill-color="#aecf00"/>
      <style:text-properties fo:font-size="6pt" style:font-size-asian="6pt" style:font-size-complex="6pt"/>
    </style:style>
    <style:style style:name="ch8" style:family="chart">
      <style:chart-properties chart:data-label-number="value" chart:data-label-text="false" chart:data-label-symbol="false"/>
      <style:graphic-properties draw:fill-color="#579d1c"/>
      <style:text-properties fo:font-size="6pt" style:font-size-asian="6pt" style:font-size-complex="6pt"/>
    </style:style>
    <style:style style:name="ch9" style:family="chart">
      <style:chart-properties chart:data-label-number="value" chart:data-label-text="false" chart:data-label-symbol="false"/>
      <style:graphic-properties draw:fill-color="#83caff"/>
      <style:text-properties fo:font-size="6pt" style:font-size-asian="6pt" style:font-size-complex="6pt"/>
    </style:style>
    <style:style style:name="ch10" style:family="chart">
      <style:chart-properties chart:data-label-number="value" chart:data-label-text="false" chart:data-label-symbol="false"/>
      <style:graphic-properties draw:fill-color="#4b1f6f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9.172cm" svg:height="5.375cm" chart:class="chart:bar" chart:style-name="ch1">
        <chart:legend chart:legend-position="end" svg:x="7.281cm" svg:y="1.843cm" chart:style-name="ch2"/>
        <chart:plot-area chart:style-name="ch3" table:cell-range-address="my_results.A37:my_results.A38 my_results.C1:my_results.C1 my_results.C80:my_results.C81 my_results.E1:my_results.E1 my_results.E80:my_results.E81 my_results.G1:my_results.G1 my_results.G80:my_results.G81 my_results.J1:my_results.J1 my_results.J80:my_results.J81" chart:data-source-has-labels="both" svg:x="0.183cm" svg:y="0.107cm" svg:width="6.916cm" svg:height="5.054cm">
          <chart:axis chart:dimension="x" chart:name="primary-x" chart:style-name="ch4">
            <chart:categories table:cell-range-address="my_results.A37:my_results.A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y_results.C80:my_results.C81" chart:label-cell-address="my_results.C1:my_results.C1" chart:class="chart:bar">
            <chart:data-point chart:repeated="2"/>
          </chart:series>
          <chart:series chart:style-name="ch8" chart:values-cell-range-address="my_results.E80:my_results.E81" chart:label-cell-address="my_results.E1:my_results.E1" chart:class="chart:bar">
            <chart:data-point chart:repeated="2"/>
          </chart:series>
          <chart:series chart:style-name="ch9" chart:values-cell-range-address="my_results.G80:my_results.G81" chart:label-cell-address="my_results.G1:my_results.G1" chart:class="chart:bar">
            <chart:data-point chart:repeated="2"/>
          </chart:series>
          <chart:series chart:style-name="ch10" chart:values-cell-range-address="my_results.J80:my_results.J81" chart:label-cell-address="my_results.J1:my_results.J1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y_results.C1:my_results.C1">Farthest</text:p>
              </table:table-cell>
              <table:table-cell office:value-type="string">
                <text:p text:id="my_results.E1:my_results.E1">Density</text:p>
              </table:table-cell>
              <table:table-cell office:value-type="string">
                <text:p text:id="my_results.G1:my_results.G1">Hmeans</text:p>
              </table:table-cell>
              <table:table-cell office:value-type="string">
                <text:p text:id="my_results.J1:my_results.J1">Jmeans</text:p>
              </table:table-cell>
            </table:table-row>
          </table:table-header-rows>
          <table:table-rows>
            <table:table-row>
              <table:table-cell office:value-type="string">
                <text:p text:id="my_results.A37:my_results.A38">Médias</text:p>
              </table:table-cell>
              <table:table-cell office:value-type="float" office:value="134798">
                <text:p text:id="my_results.C80:my_results.C81">134798</text:p>
              </table:table-cell>
              <table:table-cell office:value-type="float" office:value="97681.6">
                <text:p text:id="my_results.E80:my_results.E81">97681.6</text:p>
              </table:table-cell>
              <table:table-cell office:value-type="float" office:value="102168">
                <text:p text:id="my_results.G80:my_results.G81">102168</text:p>
              </table:table-cell>
              <table:table-cell office:value-type="float" office:value="104990">
                <text:p text:id="my_results.J80:my_results.J81">104990</text:p>
              </table:table-cell>
            </table:table-row>
            <table:table-row>
              <table:table-cell office:value-type="string">
                <text:p>Min</text:p>
              </table:table-cell>
              <table:table-cell office:value-type="float" office:value="134798">
                <text:p>134798</text:p>
              </table:table-cell>
              <table:table-cell office:value-type="float" office:value="97681.6">
                <text:p>97681.6</text:p>
              </table:table-cell>
              <table:table-cell office:value-type="float" office:value="99502.9">
                <text:p>99502.9</text:p>
              </table:table-cell>
              <table:table-cell office:value-type="float" office:value="100117">
                <text:p>10011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include-hidden-cells="false" chart:auto-position="true" chart:auto-size="true" chart:treat-empty-cells="leave-gap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inimum="10000" chart:maximum="12000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7e0021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8.956cm" svg:height="10.025cm" chart:class="chart:bar" chart:style-name="ch1">
        <chart:legend chart:legend-position="end" svg:x="6.883cm" svg:y="4.355cm" chart:style-name="ch2"/>
        <chart:plot-area chart:style-name="ch3" table:cell-range-address="Comparação.A3:Comparação.B10 Comparação.A2:Comparação.B2 Comparação.D2:Comparação.D10 Comparação.F2:Comparação.F10" chart:data-source-has-labels="both" svg:x="0.179cm" svg:y="0.2cm" svg:width="6.526cm" svg:height="9.425cm">
          <chart:axis chart:dimension="x" chart:name="primary-x" chart:style-name="ch4">
            <chart:categories table:cell-range-address="Comparação.A3:Comparação.A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mparação.B3:Comparação.B10" chart:label-cell-address="Comparação.B2:Comparação.B2" chart:class="chart:bar">
            <chart:data-point chart:repeated="8"/>
          </chart:series>
          <chart:series chart:style-name="ch8" chart:values-cell-range-address="Comparação.D3:Comparação.D10" chart:label-cell-address="Comparação.D2:Comparação.D2" chart:class="chart:bar">
            <chart:data-point chart:repeated="8"/>
          </chart:series>
          <chart:series chart:style-name="ch9" chart:values-cell-range-address="Comparação.F3:Comparação.F10" chart:label-cell-address="Comparação.F2:Comparação.F2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omparação.B2:Comparação.B2">Negreiros</text:p>
              </table:table-cell>
              <table:table-cell office:value-type="string">
                <text:p text:id="Comparação.D2:Comparação.D2">Lorena</text:p>
              </table:table-cell>
              <table:table-cell office:value-type="string">
                <text:p text:id="Comparação.F2:Comparação.F2">Me</text:p>
              </table:table-cell>
            </table:table-row>
          </table:table-header-rows>
          <table:table-rows>
            <table:table-row>
              <table:table-cell office:value-type="string">
                <text:p text:id="Comparação.A3:Comparação.A10"/>
              </table:table-cell>
              <table:table-cell office:value-type="float" office:value="1.#NAN">
                <text:p text:id="Comparação.B3:Comparação.B10">1.#NAN</text:p>
              </table:table-cell>
              <table:table-cell office:value-type="float" office:value="1.#NAN">
                <text:p text:id="Comparação.D3:Comparação.D10">1.#NAN</text:p>
              </table:table-cell>
              <table:table-cell office:value-type="float" office:value="1.#NAN">
                <text:p text:id="Comparação.F3:Comparação.F10">1.#NAN</text:p>
              </table:table-cell>
            </table:table-row>
            <table:table-row>
              <table:table-cell office:value-type="string">
                <text:p>SJC1</text:p>
              </table:table-cell>
              <table:table-cell office:value-type="float" office:value="17288.99">
                <text:p>17288.99</text:p>
              </table:table-cell>
              <table:table-cell office:value-type="float" office:value="17252.12">
                <text:p>17252.12</text:p>
              </table:table-cell>
              <table:table-cell office:value-type="float" office:value="18193.2">
                <text:p>18193.2</text:p>
              </table:table-cell>
            </table:table-row>
            <table:table-row>
              <table:table-cell office:value-type="string">
                <text:p>SJC2</text:p>
              </table:table-cell>
              <table:table-cell office:value-type="float" office:value="33370.2">
                <text:p>33370.2</text:p>
              </table:table-cell>
              <table:table-cell office:value-type="float" office:value="33223.66">
                <text:p>33223.66</text:p>
              </table:table-cell>
              <table:table-cell office:value-type="float" office:value="34520.4">
                <text:p>34520.4</text:p>
              </table:table-cell>
            </table:table-row>
            <table:table-row>
              <table:table-cell office:value-type="string">
                <text:p>SJC3a</text:p>
              </table:table-cell>
              <table:table-cell office:value-type="float" office:value="45335.16">
                <text:p>45335.16</text:p>
              </table:table-cell>
              <table:table-cell office:value-type="float" office:value="45313.43">
                <text:p>45313.43</text:p>
              </table:table-cell>
              <table:table-cell office:value-type="float" office:value="47976.7">
                <text:p>47976.7</text:p>
              </table:table-cell>
            </table:table-row>
            <table:table-row>
              <table:table-cell office:value-type="string">
                <text:p>SJC3b</text:p>
              </table:table-cell>
              <table:table-cell office:value-type="float" office:value="0">
                <text:p>0</text:p>
              </table:table-cell>
              <table:table-cell office:value-type="float" office:value="40634.91">
                <text:p>40634.91</text:p>
              </table:table-cell>
              <table:table-cell office:value-type="float" office:value="42329">
                <text:p>42329</text:p>
              </table:table-cell>
            </table:table-row>
            <table:table-row>
              <table:table-cell office:value-type="string">
                <text:p>SJC4a</text:p>
              </table:table-cell>
              <table:table-cell office:value-type="float" office:value="62026.94">
                <text:p>62026.94</text:p>
              </table:table-cell>
              <table:table-cell office:value-type="float" office:value="61842.49">
                <text:p>61842.49</text:p>
              </table:table-cell>
              <table:table-cell office:value-type="float" office:value="65655.4">
                <text:p>65655.4</text:p>
              </table:table-cell>
            </table:table-row>
            <table:table-row>
              <table:table-cell office:value-type="string">
                <text:p>SJC4b</text:p>
              </table:table-cell>
              <table:table-cell office:value-type="float" office:value="0">
                <text:p>0</text:p>
              </table:table-cell>
              <table:table-cell office:value-type="float" office:value="52396.54">
                <text:p>52396.54</text:p>
              </table:table-cell>
              <table:table-cell office:value-type="float" office:value="54077.1">
                <text:p>54077.1</text:p>
              </table:table-cell>
            </table:table-row>
            <table:table-row>
              <table:table-cell office:value-type="string">
                <text:p>SJC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7681.6">
                <text:p>97681.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vertical="true" chart:connect-bars="false" chart:include-hidden-cells="false" chart:auto-position="true" chart:auto-size="true" chart:treat-empty-cells="leave-gap" chart:sort-by-x-value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true" chart:minimum="0.01" chart:reverse-direction="false" text:line-break="false" chart:visible="true" chart:axis-position="1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data-label-number="value" chart:data-label-text="false" chart:data-label-symbol="false"/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chart-properties chart:data-label-number="value" chart:data-label-text="false" chart:data-label-symbol="false"/>
      <style:graphic-properties draw:stroke="solid" draw:fill-color="#ffd320" dr3d:edge-rounding="0%"/>
      <style:text-properties fo:font-size="6pt" style:font-size-asian="6pt" style:font-size-complex="6pt"/>
    </style:style>
    <style:style style:name="ch9" style:family="chart">
      <style:chart-properties chart:data-label-number="value" chart:data-label-text="false" chart:data-label-symbol="false"/>
      <style:graphic-properties draw:stroke="solid" draw:fill-color="#7e0021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9.909cm" svg:height="9.629cm" chart:class="chart:bar" chart:style-name="ch1">
        <chart:legend chart:legend-position="end" svg:x="7.817cm" svg:y="4.157cm" chart:style-name="ch2"/>
        <chart:plot-area chart:style-name="ch3" table:cell-range-address="Comparação.A3:Comparação.A10 Comparação.B2:Comparação.B2 Comparação.C3:Comparação.C10 Comparação.D2:Comparação.D2 Comparação.E3:Comparação.E10 Comparação.F2:Comparação.F2 Comparação.G3:Comparação.G10" chart:data-source-has-labels="both" svg:x="0.198cm" svg:y="0.192cm" svg:width="7.422cm" svg:height="9.053cm">
          <chart:axis chart:dimension="x" chart:name="primary-x" chart:style-name="ch4">
            <chart:categories table:cell-range-address="Comparação.A3:Comparação.A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mparação.C3:Comparação.C10" chart:label-cell-address="Comparação.B2:Comparação.B2" chart:class="chart:bar">
            <chart:data-point chart:repeated="8"/>
          </chart:series>
          <chart:series chart:style-name="ch8" chart:values-cell-range-address="Comparação.E3:Comparação.E10" chart:label-cell-address="Comparação.D2:Comparação.D2" chart:class="chart:bar">
            <chart:data-point chart:repeated="8"/>
          </chart:series>
          <chart:series chart:style-name="ch9" chart:values-cell-range-address="Comparação.G3:Comparação.G10" chart:label-cell-address="Comparação.F2:Comparação.F2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omparação.B2:Comparação.B2">Negreiros</text:p>
              </table:table-cell>
              <table:table-cell office:value-type="string">
                <text:p text:id="Comparação.D2:Comparação.D2">Lorena</text:p>
              </table:table-cell>
              <table:table-cell office:value-type="string">
                <text:p text:id="Comparação.F2:Comparação.F2">Me</text:p>
              </table:table-cell>
            </table:table-row>
          </table:table-header-rows>
          <table:table-rows>
            <table:table-row>
              <table:table-cell office:value-type="string">
                <text:p text:id="Comparação.A3:Comparação.A10"/>
              </table:table-cell>
              <table:table-cell office:value-type="float" office:value="1.#NAN">
                <text:p text:id="Comparação.C3:Comparação.C10">1.#NAN</text:p>
              </table:table-cell>
              <table:table-cell office:value-type="float" office:value="1.#NAN">
                <text:p text:id="Comparação.E3:Comparação.E10">1.#NAN</text:p>
              </table:table-cell>
              <table:table-cell office:value-type="float" office:value="1.#NAN">
                <text:p text:id="Comparação.G3:Comparação.G10">1.#NAN</text:p>
              </table:table-cell>
            </table:table-row>
            <table:table-row>
              <table:table-cell office:value-type="string">
                <text:p>SJC1</text:p>
              </table:table-cell>
              <table:table-cell office:value-type="float" office:value="0.02">
                <text:p>0.02</text:p>
              </table:table-cell>
              <table:table-cell office:value-type="float" office:value="68.62">
                <text:p>68.62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string">
                <text:p>SJC2</text:p>
              </table:table-cell>
              <table:table-cell office:value-type="float" office:value="0.02">
                <text:p>0.02</text:p>
              </table:table-cell>
              <table:table-cell office:value-type="float" office:value="2083.92">
                <text:p>2083.92</text:p>
              </table:table-cell>
              <table:table-cell office:value-type="float" office:value="0.393">
                <text:p>0.393</text:p>
              </table:table-cell>
            </table:table-row>
            <table:table-row>
              <table:table-cell office:value-type="string">
                <text:p>SJC3a</text:p>
              </table:table-cell>
              <table:table-cell office:value-type="float" office:value="0.078">
                <text:p>0.078</text:p>
              </table:table-cell>
              <table:table-cell office:value-type="float" office:value="2604.92">
                <text:p>2604.92</text:p>
              </table:table-cell>
              <table:table-cell office:value-type="float" office:value="1.678">
                <text:p>1.678</text:p>
              </table:table-cell>
            </table:table-row>
            <table:table-row>
              <table:table-cell office:value-type="string">
                <text:p>SJC3b</text:p>
              </table:table-cell>
              <table:table-cell office:value-type="float" office:value="0">
                <text:p>0</text:p>
              </table:table-cell>
              <table:table-cell office:value-type="float" office:value="867.68">
                <text:p>867.68</text:p>
              </table:table-cell>
              <table:table-cell office:value-type="float" office:value="50.773">
                <text:p>50.773</text:p>
              </table:table-cell>
            </table:table-row>
            <table:table-row>
              <table:table-cell office:value-type="string">
                <text:p>SJC4a</text:p>
              </table:table-cell>
              <table:table-cell office:value-type="float" office:value="0.078">
                <text:p>0.078</text:p>
              </table:table-cell>
              <table:table-cell office:value-type="float" office:value="27717.11">
                <text:p>27717.11</text:p>
              </table:table-cell>
              <table:table-cell office:value-type="float" office:value="6.396">
                <text:p>6.396</text:p>
              </table:table-cell>
            </table:table-row>
            <table:table-row>
              <table:table-cell office:value-type="string">
                <text:p>SJC4b</text:p>
              </table:table-cell>
              <table:table-cell office:value-type="float" office:value="0">
                <text:p>0</text:p>
              </table:table-cell>
              <table:table-cell office:value-type="float" office:value="4649.47">
                <text:p>4649.47</text:p>
              </table:table-cell>
              <table:table-cell office:value-type="float" office:value="6.254">
                <text:p>6.254</text:p>
              </table:table-cell>
            </table:table-row>
            <table:table-row>
              <table:table-cell office:value-type="string">
                <text:p>SJC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11">
                <text:p>5.1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